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11" svg:font-family="'Liberation Sans1'" style:font-pitch="variable"/>
  </office:font-face-decls>
  <office:automatic-styles>
    <style:style style:name="co1" style:family="table-column">
      <style:table-column-properties fo:break-before="auto" style:column-width="1.3028in"/>
    </style:style>
    <style:style style:name="co2" style:family="table-column">
      <style:table-column-properties fo:break-before="auto" style:column-width="1.0402in"/>
    </style:style>
    <style:style style:name="co3" style:family="table-column">
      <style:table-column-properties fo:break-before="auto" style:column-width="1.089in"/>
    </style:style>
    <style:style style:name="co4" style:family="table-column">
      <style:table-column-properties fo:break-before="auto" style:column-width="1.0244in"/>
    </style:style>
    <style:style style:name="co5" style:family="table-column">
      <style:table-column-properties fo:break-before="auto" style:column-width="2.0807in"/>
    </style:style>
    <style:style style:name="co6" style:family="table-column">
      <style:table-column-properties fo:break-before="auto" style:column-width="0.9626in"/>
    </style:style>
    <style:style style:name="co7" style:family="table-column">
      <style:table-column-properties fo:break-before="auto" style:column-width="1.2055in"/>
    </style:style>
    <style:style style:name="ro1" style:family="table-row">
      <style:table-row-properties style:row-height="0.1874in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ta2" style:family="table" style:master-page-name="PageStyle_5f_Feuille2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14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5" style:family="table-cell" style:parent-style-name="Default" style:data-style-name="N14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144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5" table:default-cell-style-name="ce2"/>
        <table:table-column table:style-name="co3" table:number-columns-repeated="1008" table:default-cell-style-name="ce2"/>
        <table:table-column table:style-name="co3" table:default-cell-style-name="Default"/>
        <table:table-column table:style-name="co4" table:number-columns-repeated="1535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Élève 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date" office:date-value="2021-01-01" calcext:value-type="date">
            <text:p>01/01/21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1-01-02" calcext:value-type="date">
            <text:p>02/01/21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1-01-03" calcext:value-type="date">
            <text:p>03/01/21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1-01-04" calcext:value-type="date">
            <text:p>04/01/21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1-01-05" calcext:value-type="date">
            <text:p>05/01/21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1-01-06" calcext:value-type="date">
            <text:p>06/01/21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1-01-07" calcext:value-type="date">
            <text:p>07/01/21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1-01-08" calcext:value-type="date">
            <text:p>08/01/21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1-01-09" calcext:value-type="date">
            <text:p>09/01/21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1-01-10" calcext:value-type="date">
            <text:p>10/01/21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1-01-11" calcext:value-type="date">
            <text:p>11/01/21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1-01-12" calcext:value-type="date">
            <text:p>12/01/21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1-01-13" calcext:value-type="date">
            <text:p>13/01/21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1-01-14" calcext:value-type="date">
            <text:p>14/01/21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1-01-15" calcext:value-type="date">
            <text:p>15/01/21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1-01-16" calcext:value-type="date">
            <text:p>16/01/21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1-01-17" calcext:value-type="date">
            <text:p>17/01/21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1-01-18" calcext:value-type="date">
            <text:p>18/01/21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1-01-19" calcext:value-type="date">
            <text:p>19/01/21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1-01-20" calcext:value-type="date">
            <text:p>20/01/21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1-01-21" calcext:value-type="date">
            <text:p>21/01/21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1-01-22" calcext:value-type="date">
            <text:p>22/01/21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1-01-23" calcext:value-type="date">
            <text:p>23/01/21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1-01-24" calcext:value-type="date">
            <text:p>24/01/21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1-01-25" calcext:value-type="date">
            <text:p>25/01/21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1-01-26" calcext:value-type="date">
            <text:p>26/01/21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1-01-27" calcext:value-type="date">
            <text:p>27/01/21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1-01-28" calcext:value-type="date">
            <text:p>28/01/21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1-01-29" calcext:value-type="date">
            <text:p>29/01/21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1-01-30" calcext:value-type="date">
            <text:p>30/01/21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1-01-31" calcext:value-type="date">
            <text:p>31/01/21</text:p>
          </table:table-cell>
          <table:table-cell table:number-columns-repeated="16383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uille2" table:style-name="ta2">
        <office:forms form:automatic-focus="false" form:apply-design-mode="false"/>
        <table:table-column table:style-name="co5" table:default-cell-style-name="ce4"/>
        <table:table-column table:style-name="co6" table:default-cell-style-name="ce2"/>
        <table:table-column table:style-name="co7" table:default-cell-style-name="ce2"/>
        <table:table-column table:style-name="co6" table:number-columns-repeated="38" table:default-cell-style-name="ce2"/>
        <table:table-column table:style-name="co2" table:number-columns-repeated="90" table:default-cell-style-name="Default"/>
        <table:table-column table:style-name="co3" table:default-cell-style-name="Default"/>
        <table:table-column table:style-name="co4" table:number-columns-repeated="16252" table:default-cell-style-name="Default"/>
        <table:table-row table:style-name="ro1">
          <table:table-cell table:style-name="ce1" office:value-type="string" calcext:value-type="string">
            <text:p>Informations</text:p>
          </table:table-cell>
          <table:table-cell table:formula="of:=IF(ISBLANK([$Feuille1.B1]);&quot;&quot;;[$Feuille1.B1])" office:value-type="string" office:string-value="Élève 1" calcext:value-type="string">
            <text:p>Élève 1</text:p>
          </table:table-cell>
          <table:table-cell table:formula="of:=IF(ISBLANK([$Feuille1.C1]);&quot;&quot;;[$Feuille1.C1])">
            <text:p/>
          </table:table-cell>
          <table:table-cell table:formula="of:=IF(ISBLANK([$Feuille1.D1]);&quot;&quot;;[$Feuille1.D1])">
            <text:p/>
          </table:table-cell>
          <table:table-cell table:formula="of:=IF(ISBLANK([$Feuille1.E1]);&quot;&quot;;[$Feuille1.E1])">
            <text:p/>
          </table:table-cell>
          <table:table-cell table:formula="of:=IF(ISBLANK([$Feuille1.F1]);&quot;&quot;;[$Feuille1.F1])">
            <text:p/>
          </table:table-cell>
          <table:table-cell table:formula="of:=IF(ISBLANK([$Feuille1.G1]);&quot;&quot;;[$Feuille1.G1])">
            <text:p/>
          </table:table-cell>
          <table:table-cell table:formula="of:=IF(ISBLANK([$Feuille1.H1]);&quot;&quot;;[$Feuille1.H1])">
            <text:p/>
          </table:table-cell>
          <table:table-cell table:formula="of:=IF(ISBLANK([$Feuille1.I1]);&quot;&quot;;[$Feuille1.I1])">
            <text:p/>
          </table:table-cell>
          <table:table-cell table:formula="of:=IF(ISBLANK([$Feuille1.J1]);&quot;&quot;;[$Feuille1.J1])">
            <text:p/>
          </table:table-cell>
          <table:table-cell table:formula="of:=IF(ISBLANK([$Feuille1.K1]);&quot;&quot;;[$Feuille1.K1])">
            <text:p/>
          </table:table-cell>
          <table:table-cell table:formula="of:=IF(ISBLANK([$Feuille1.L1]);&quot;&quot;;[$Feuille1.L1])">
            <text:p/>
          </table:table-cell>
          <table:table-cell table:formula="of:=IF(ISBLANK([$Feuille1.M1]);&quot;&quot;;[$Feuille1.M1])">
            <text:p/>
          </table:table-cell>
          <table:table-cell table:formula="of:=IF(ISBLANK([$Feuille1.N1]);&quot;&quot;;[$Feuille1.N1])">
            <text:p/>
          </table:table-cell>
          <table:table-cell table:formula="of:=IF(ISBLANK([$Feuille1.O1]);&quot;&quot;;[$Feuille1.O1])">
            <text:p/>
          </table:table-cell>
          <table:table-cell table:formula="of:=IF(ISBLANK([$Feuille1.P1]);&quot;&quot;;[$Feuille1.P1])">
            <text:p/>
          </table:table-cell>
          <table:table-cell table:formula="of:=IF(ISBLANK([$Feuille1.Q1]);&quot;&quot;;[$Feuille1.Q1])">
            <text:p/>
          </table:table-cell>
          <table:table-cell table:formula="of:=IF(ISBLANK([$Feuille1.R1]);&quot;&quot;;[$Feuille1.R1])">
            <text:p/>
          </table:table-cell>
          <table:table-cell table:formula="of:=IF(ISBLANK([$Feuille1.S1]);&quot;&quot;;[$Feuille1.S1])">
            <text:p/>
          </table:table-cell>
          <table:table-cell table:formula="of:=IF(ISBLANK([$Feuille1.T1]);&quot;&quot;;[$Feuille1.T1])">
            <text:p/>
          </table:table-cell>
          <table:table-cell table:formula="of:=IF(ISBLANK([$Feuille1.U1]);&quot;&quot;;[$Feuille1.U1])">
            <text:p/>
          </table:table-cell>
          <table:table-cell table:formula="of:=IF(ISBLANK([$Feuille1.V1]);&quot;&quot;;[$Feuille1.V1])">
            <text:p/>
          </table:table-cell>
          <table:table-cell table:formula="of:=IF(ISBLANK([$Feuille1.W1]);&quot;&quot;;[$Feuille1.W1])">
            <text:p/>
          </table:table-cell>
          <table:table-cell table:formula="of:=IF(ISBLANK([$Feuille1.X1]);&quot;&quot;;[$Feuille1.X1])">
            <text:p/>
          </table:table-cell>
          <table:table-cell table:formula="of:=IF(ISBLANK([$Feuille1.Y1]);&quot;&quot;;[$Feuille1.Y1])">
            <text:p/>
          </table:table-cell>
          <table:table-cell table:formula="of:=IF(ISBLANK([$Feuille1.Z1]);&quot;&quot;;[$Feuille1.Z1])">
            <text:p/>
          </table:table-cell>
          <table:table-cell table:formula="of:=IF(ISBLANK([$Feuille1.AA1]);&quot;&quot;;[$Feuille1.AA1])">
            <text:p/>
          </table:table-cell>
          <table:table-cell table:formula="of:=IF(ISBLANK([$Feuille1.AB1]);&quot;&quot;;[$Feuille1.AB1])">
            <text:p/>
          </table:table-cell>
          <table:table-cell table:formula="of:=IF(ISBLANK([$Feuille1.AC1]);&quot;&quot;;[$Feuille1.AC1])">
            <text:p/>
          </table:table-cell>
          <table:table-cell table:formula="of:=IF(ISBLANK([$Feuille1.AD1]);&quot;&quot;;[$Feuille1.AD1])">
            <text:p/>
          </table:table-cell>
          <table:table-cell table:formula="of:=IF(ISBLANK([$Feuille1.AE1]);&quot;&quot;;[$Feuille1.AE1])">
            <text:p/>
          </table:table-cell>
          <table:table-cell table:formula="of:=IF(ISBLANK([$Feuille1.AF1]);&quot;&quot;;[$Feuille1.AF1])">
            <text:p/>
          </table:table-cell>
          <table:table-cell table:formula="of:=IF(ISBLANK([$Feuille1.AG1]);&quot;&quot;;[$Feuille1.AG1])">
            <text:p/>
          </table:table-cell>
          <table:table-cell table:formula="of:=IF(ISBLANK([$Feuille1.AH1]);&quot;&quot;;[$Feuille1.AH1])">
            <text:p/>
          </table:table-cell>
          <table:table-cell table:formula="of:=IF(ISBLANK([$Feuille1.AI1]);&quot;&quot;;[$Feuille1.AI1])">
            <text:p/>
          </table:table-cell>
          <table:table-cell table:formula="of:=IF(ISBLANK([$Feuille1.AJ1]);&quot;&quot;;[$Feuille1.AJ1])">
            <text:p/>
          </table:table-cell>
          <table:table-cell table:formula="of:=IF(ISBLANK([$Feuille1.AK1]);&quot;&quot;;[$Feuille1.AK1])">
            <text:p/>
          </table:table-cell>
          <table:table-cell table:formula="of:=IF(ISBLANK([$Feuille1.AL1]);&quot;&quot;;[$Feuille1.AL1])">
            <text:p/>
          </table:table-cell>
          <table:table-cell table:formula="of:=IF(ISBLANK([$Feuille1.AM1]);&quot;&quot;;[$Feuille1.AM1])">
            <text:p/>
          </table:table-cell>
          <table:table-cell table:formula="of:=IF(ISBLANK([$Feuille1.AN1]);&quot;&quot;;[$Feuille1.AN1])">
            <text:p/>
          </table:table-cell>
          <table:table-cell table:formula="of:=IF(ISBLANK([$Feuille1.AO1]);&quot;&quot;;[$Feuille1.AO1])">
            <text:p/>
          </table:table-cell>
          <table:table-cell table:formula="of:=IF(ISBLANK([$Feuille1.AP1]);&quot;&quot;;[$Feuille1.AP1])">
            <text:p/>
          </table:table-cell>
          <table:table-cell table:formula="of:=IF(ISBLANK([$Feuille1.AQ1]);&quot;&quot;;[$Feuille1.AQ1])">
            <text:p/>
          </table:table-cell>
          <table:table-cell table:formula="of:=IF(ISBLANK([$Feuille1.AR1]);&quot;&quot;;[$Feuille1.AR1])">
            <text:p/>
          </table:table-cell>
          <table:table-cell table:formula="of:=IF(ISBLANK([$Feuille1.AS1]);&quot;&quot;;[$Feuille1.AS1])">
            <text:p/>
          </table:table-cell>
          <table:table-cell table:formula="of:=IF(ISBLANK([$Feuille1.AT1]);&quot;&quot;;[$Feuille1.AT1])">
            <text:p/>
          </table:table-cell>
          <table:table-cell table:formula="of:=IF(ISBLANK([$Feuille1.AU1]);&quot;&quot;;[$Feuille1.AU1])">
            <text:p/>
          </table:table-cell>
          <table:table-cell table:formula="of:=IF(ISBLANK([$Feuille1.AV1]);&quot;&quot;;[$Feuille1.AV1])">
            <text:p/>
          </table:table-cell>
          <table:table-cell table:formula="of:=IF(ISBLANK([$Feuille1.AW1]);&quot;&quot;;[$Feuille1.AW1])">
            <text:p/>
          </table:table-cell>
          <table:table-cell table:formula="of:=IF(ISBLANK([$Feuille1.AX1]);&quot;&quot;;[$Feuille1.AX1])">
            <text:p/>
          </table:table-cell>
          <table:table-cell table:formula="of:=IF(ISBLANK([$Feuille1.AY1]);&quot;&quot;;[$Feuille1.AY1])">
            <text:p/>
          </table:table-cell>
          <table:table-cell table:formula="of:=IF(ISBLANK([$Feuille1.AZ1]);&quot;&quot;;[$Feuille1.AZ1])">
            <text:p/>
          </table:table-cell>
          <table:table-cell table:formula="of:=IF(ISBLANK([$Feuille1.BA1]);&quot;&quot;;[$Feuille1.BA1])">
            <text:p/>
          </table:table-cell>
          <table:table-cell table:formula="of:=IF(ISBLANK([$Feuille1.BB1]);&quot;&quot;;[$Feuille1.BB1])">
            <text:p/>
          </table:table-cell>
          <table:table-cell table:formula="of:=IF(ISBLANK([$Feuille1.BC1]);&quot;&quot;;[$Feuille1.BC1])">
            <text:p/>
          </table:table-cell>
          <table:table-cell table:formula="of:=IF(ISBLANK([$Feuille1.BD1]);&quot;&quot;;[$Feuille1.BD1])">
            <text:p/>
          </table:table-cell>
          <table:table-cell table:formula="of:=IF(ISBLANK([$Feuille1.BE1]);&quot;&quot;;[$Feuille1.BE1])">
            <text:p/>
          </table:table-cell>
          <table:table-cell table:formula="of:=IF(ISBLANK([$Feuille1.BF1]);&quot;&quot;;[$Feuille1.BF1])">
            <text:p/>
          </table:table-cell>
          <table:table-cell table:formula="of:=IF(ISBLANK([$Feuille1.BG1]);&quot;&quot;;[$Feuille1.BG1])">
            <text:p/>
          </table:table-cell>
          <table:table-cell table:formula="of:=IF(ISBLANK([$Feuille1.BH1]);&quot;&quot;;[$Feuille1.BH1])">
            <text:p/>
          </table:table-cell>
          <table:table-cell table:formula="of:=IF(ISBLANK([$Feuille1.BI1]);&quot;&quot;;[$Feuille1.BI1])">
            <text:p/>
          </table:table-cell>
          <table:table-cell table:formula="of:=IF(ISBLANK([$Feuille1.BJ1]);&quot;&quot;;[$Feuille1.BJ1])">
            <text:p/>
          </table:table-cell>
          <table:table-cell table:formula="of:=IF(ISBLANK([$Feuille1.BK1]);&quot;&quot;;[$Feuille1.BK1])">
            <text:p/>
          </table:table-cell>
          <table:table-cell table:formula="of:=IF(ISBLANK([$Feuille1.BL1]);&quot;&quot;;[$Feuille1.BL1])">
            <text:p/>
          </table:table-cell>
          <table:table-cell table:formula="of:=IF(ISBLANK([$Feuille1.BM1]);&quot;&quot;;[$Feuille1.BM1])">
            <text:p/>
          </table:table-cell>
          <table:table-cell table:formula="of:=IF(ISBLANK([$Feuille1.BN1]);&quot;&quot;;[$Feuille1.BN1])">
            <text:p/>
          </table:table-cell>
          <table:table-cell table:formula="of:=IF(ISBLANK([$Feuille1.BO1]);&quot;&quot;;[$Feuille1.BO1])">
            <text:p/>
          </table:table-cell>
          <table:table-cell table:formula="of:=IF(ISBLANK([$Feuille1.BP1]);&quot;&quot;;[$Feuille1.BP1])">
            <text:p/>
          </table:table-cell>
          <table:table-cell table:formula="of:=IF(ISBLANK([$Feuille1.BQ1]);&quot;&quot;;[$Feuille1.BQ1])">
            <text:p/>
          </table:table-cell>
          <table:table-cell table:formula="of:=IF(ISBLANK([$Feuille1.BR1]);&quot;&quot;;[$Feuille1.BR1])">
            <text:p/>
          </table:table-cell>
          <table:table-cell table:formula="of:=IF(ISBLANK([$Feuille1.BS1]);&quot;&quot;;[$Feuille1.BS1])">
            <text:p/>
          </table:table-cell>
          <table:table-cell table:formula="of:=IF(ISBLANK([$Feuille1.BT1]);&quot;&quot;;[$Feuille1.BT1])">
            <text:p/>
          </table:table-cell>
          <table:table-cell table:formula="of:=IF(ISBLANK([$Feuille1.BU1]);&quot;&quot;;[$Feuille1.BU1])">
            <text:p/>
          </table:table-cell>
          <table:table-cell table:formula="of:=IF(ISBLANK([$Feuille1.BV1]);&quot;&quot;;[$Feuille1.BV1])">
            <text:p/>
          </table:table-cell>
          <table:table-cell table:formula="of:=IF(ISBLANK([$Feuille1.BW1]);&quot;&quot;;[$Feuille1.BW1])">
            <text:p/>
          </table:table-cell>
          <table:table-cell table:formula="of:=IF(ISBLANK([$Feuille1.BX1]);&quot;&quot;;[$Feuille1.BX1])">
            <text:p/>
          </table:table-cell>
          <table:table-cell table:formula="of:=IF(ISBLANK([$Feuille1.BY1]);&quot;&quot;;[$Feuille1.BY1])">
            <text:p/>
          </table:table-cell>
          <table:table-cell table:formula="of:=IF(ISBLANK([$Feuille1.BZ1]);&quot;&quot;;[$Feuille1.BZ1])">
            <text:p/>
          </table:table-cell>
          <table:table-cell table:formula="of:=IF(ISBLANK([$Feuille1.CA1]);&quot;&quot;;[$Feuille1.CA1])">
            <text:p/>
          </table:table-cell>
          <table:table-cell table:formula="of:=IF(ISBLANK([$Feuille1.CB1]);&quot;&quot;;[$Feuille1.CB1])">
            <text:p/>
          </table:table-cell>
          <table:table-cell table:formula="of:=IF(ISBLANK([$Feuille1.CC1]);&quot;&quot;;[$Feuille1.CC1])">
            <text:p/>
          </table:table-cell>
          <table:table-cell table:formula="of:=IF(ISBLANK([$Feuille1.CD1]);&quot;&quot;;[$Feuille1.CD1])">
            <text:p/>
          </table:table-cell>
          <table:table-cell table:formula="of:=IF(ISBLANK([$Feuille1.CE1]);&quot;&quot;;[$Feuille1.CE1])">
            <text:p/>
          </table:table-cell>
          <table:table-cell table:formula="of:=IF(ISBLANK([$Feuille1.CF1]);&quot;&quot;;[$Feuille1.CF1])">
            <text:p/>
          </table:table-cell>
          <table:table-cell table:formula="of:=IF(ISBLANK([$Feuille1.CG1]);&quot;&quot;;[$Feuille1.CG1])">
            <text:p/>
          </table:table-cell>
          <table:table-cell table:formula="of:=IF(ISBLANK([$Feuille1.CH1]);&quot;&quot;;[$Feuille1.CH1])">
            <text:p/>
          </table:table-cell>
          <table:table-cell table:formula="of:=IF(ISBLANK([$Feuille1.CI1]);&quot;&quot;;[$Feuille1.CI1])">
            <text:p/>
          </table:table-cell>
          <table:table-cell table:formula="of:=IF(ISBLANK([$Feuille1.CJ1]);&quot;&quot;;[$Feuille1.CJ1])">
            <text:p/>
          </table:table-cell>
          <table:table-cell table:formula="of:=IF(ISBLANK([$Feuille1.CK1]);&quot;&quot;;[$Feuille1.CK1])">
            <text:p/>
          </table:table-cell>
          <table:table-cell table:formula="of:=IF(ISBLANK([$Feuille1.CL1]);&quot;&quot;;[$Feuille1.CL1])">
            <text:p/>
          </table:table-cell>
          <table:table-cell table:formula="of:=IF(ISBLANK([$Feuille1.CM1]);&quot;&quot;;[$Feuille1.CM1])">
            <text:p/>
          </table:table-cell>
          <table:table-cell table:formula="of:=IF(ISBLANK([$Feuille1.CN1]);&quot;&quot;;[$Feuille1.CN1])">
            <text:p/>
          </table:table-cell>
          <table:table-cell table:formula="of:=IF(ISBLANK([$Feuille1.CO1]);&quot;&quot;;[$Feuille1.CO1])">
            <text:p/>
          </table:table-cell>
          <table:table-cell table:formula="of:=IF(ISBLANK([$Feuille1.CP1]);&quot;&quot;;[$Feuille1.CP1])">
            <text:p/>
          </table:table-cell>
          <table:table-cell table:formula="of:=IF(ISBLANK([$Feuille1.CQ1]);&quot;&quot;;[$Feuille1.CQ1])">
            <text:p/>
          </table:table-cell>
          <table:table-cell table:formula="of:=IF(ISBLANK([$Feuille1.CR1]);&quot;&quot;;[$Feuille1.CR1])">
            <text:p/>
          </table:table-cell>
          <table:table-cell table:formula="of:=IF(ISBLANK([$Feuille1.CS1]);&quot;&quot;;[$Feuille1.CS1])">
            <text:p/>
          </table:table-cell>
          <table:table-cell table:formula="of:=IF(ISBLANK([$Feuille1.CT1]);&quot;&quot;;[$Feuille1.CT1])">
            <text:p/>
          </table:table-cell>
          <table:table-cell table:formula="of:=IF(ISBLANK([$Feuille1.CU1]);&quot;&quot;;[$Feuille1.CU1])">
            <text:p/>
          </table:table-cell>
          <table:table-cell table:formula="of:=IF(ISBLANK([$Feuille1.CV1]);&quot;&quot;;[$Feuille1.CV1])">
            <text:p/>
          </table:table-cell>
          <table:table-cell table:formula="of:=IF(ISBLANK([$Feuille1.CW1]);&quot;&quot;;[$Feuille1.CW1])">
            <text:p/>
          </table:table-cell>
          <table:table-cell table:formula="of:=IF(ISBLANK([$Feuille1.CX1]);&quot;&quot;;[$Feuille1.CX1])">
            <text:p/>
          </table:table-cell>
          <table:table-cell table:formula="of:=IF(ISBLANK([$Feuille1.CY1]);&quot;&quot;;[$Feuille1.CY1])">
            <text:p/>
          </table:table-cell>
          <table:table-cell table:formula="of:=IF(ISBLANK([$Feuille1.CZ1]);&quot;&quot;;[$Feuille1.CZ1])">
            <text:p/>
          </table:table-cell>
          <table:table-cell table:formula="of:=IF(ISBLANK([$Feuille1.DA1]);&quot;&quot;;[$Feuille1.DA1])">
            <text:p/>
          </table:table-cell>
          <table:table-cell table:formula="of:=IF(ISBLANK([$Feuille1.DB1]);&quot;&quot;;[$Feuille1.DB1])">
            <text:p/>
          </table:table-cell>
          <table:table-cell table:formula="of:=IF(ISBLANK([$Feuille1.DC1]);&quot;&quot;;[$Feuille1.DC1])">
            <text:p/>
          </table:table-cell>
          <table:table-cell table:formula="of:=IF(ISBLANK([$Feuille1.DD1]);&quot;&quot;;[$Feuille1.DD1])">
            <text:p/>
          </table:table-cell>
          <table:table-cell table:formula="of:=IF(ISBLANK([$Feuille1.DE1]);&quot;&quot;;[$Feuille1.DE1])">
            <text:p/>
          </table:table-cell>
          <table:table-cell table:formula="of:=IF(ISBLANK([$Feuille1.DF1]);&quot;&quot;;[$Feuille1.DF1])">
            <text:p/>
          </table:table-cell>
          <table:table-cell table:formula="of:=IF(ISBLANK([$Feuille1.DG1]);&quot;&quot;;[$Feuille1.DG1])">
            <text:p/>
          </table:table-cell>
          <table:table-cell table:formula="of:=IF(ISBLANK([$Feuille1.DH1]);&quot;&quot;;[$Feuille1.DH1])">
            <text:p/>
          </table:table-cell>
          <table:table-cell table:formula="of:=IF(ISBLANK([$Feuille1.DI1]);&quot;&quot;;[$Feuille1.DI1])">
            <text:p/>
          </table:table-cell>
          <table:table-cell table:formula="of:=IF(ISBLANK([$Feuille1.DJ1]);&quot;&quot;;[$Feuille1.DJ1])">
            <text:p/>
          </table:table-cell>
          <table:table-cell table:formula="of:=IF(ISBLANK([$Feuille1.DK1]);&quot;&quot;;[$Feuille1.DK1])">
            <text:p/>
          </table:table-cell>
          <table:table-cell table:formula="of:=IF(ISBLANK([$Feuille1.DL1]);&quot;&quot;;[$Feuille1.DL1])">
            <text:p/>
          </table:table-cell>
          <table:table-cell table:formula="of:=IF(ISBLANK([$Feuille1.DM1]);&quot;&quot;;[$Feuille1.DM1])">
            <text:p/>
          </table:table-cell>
          <table:table-cell table:formula="of:=IF(ISBLANK([$Feuille1.DN1]);&quot;&quot;;[$Feuille1.DN1])">
            <text:p/>
          </table:table-cell>
          <table:table-cell table:formula="of:=IF(ISBLANK([$Feuille1.DO1]);&quot;&quot;;[$Feuille1.DO1])">
            <text:p/>
          </table:table-cell>
          <table:table-cell table:formula="of:=IF(ISBLANK([$Feuille1.DP1]);&quot;&quot;;[$Feuille1.DP1])">
            <text:p/>
          </table:table-cell>
          <table:table-cell table:formula="of:=IF(ISBLANK([$Feuille1.DQ1]);&quot;&quot;;[$Feuille1.DQ1])">
            <text:p/>
          </table:table-cell>
          <table:table-cell table:formula="of:=IF(ISBLANK([$Feuille1.DR1]);&quot;&quot;;[$Feuille1.DR1])">
            <text:p/>
          </table:table-cell>
          <table:table-cell table:formula="of:=IF(ISBLANK([$Feuille1.DS1]);&quot;&quot;;[$Feuille1.DS1])">
            <text:p/>
          </table:table-cell>
          <table:table-cell table:formula="of:=IF(ISBLANK([$Feuille1.DT1]);&quot;&quot;;[$Feuille1.DT1])">
            <text:p/>
          </table:table-cell>
          <table:table-cell table:formula="of:=IF(ISBLANK([$Feuille1.DU1]);&quot;&quot;;[$Feuille1.DU1])">
            <text:p/>
          </table:table-cell>
          <table:table-cell table:formula="of:=IF(ISBLANK([$Feuille1.DV1]);&quot;&quot;;[$Feuille1.DV1])">
            <text:p/>
          </table:table-cell>
          <table:table-cell table:formula="of:=IF(ISBLANK([$Feuille1.DW1]);&quot;&quot;;[$Feuille1.DW1])">
            <text:p/>
          </table:table-cell>
          <table:table-cell table:formula="of:=IF(ISBLANK([$Feuille1.DX1]);&quot;&quot;;[$Feuille1.DX1])">
            <text:p/>
          </table:table-cell>
          <table:table-cell table:formula="of:=IF(ISBLANK([$Feuille1.DY1]);&quot;&quot;;[$Feuille1.DY1])">
            <text:p/>
          </table:table-cell>
          <table:table-cell table:formula="of:=IF(ISBLANK([$Feuille1.DZ1]);&quot;&quot;;[$Feuille1.DZ1])">
            <text:p/>
          </table:table-cell>
          <table:table-cell table:formula="of:=IF(ISBLANK([$Feuille1.EA1]);&quot;&quot;;[$Feuille1.EA1])">
            <text:p/>
          </table:table-cell>
          <table:table-cell table:number-columns-repeated="16253"/>
        </table:table-row>
        <table:table-row table:style-name="ro1">
          <table:table-cell office:value-type="string" calcext:value-type="string">
            <text:p>Donné</text:p>
          </table:table-cell>
          <table:table-cell table:formula="of:=IF(ISBLANK([$Feuille1.B1]);&quot;&quot;;SUM([$Feuille1.B2:.B33]))" office:value-type="float" office:value="0" calcext:value-type="float">
            <text:p>0</text:p>
          </table:table-cell>
          <table:table-cell table:formula="of:=IF(ISBLANK([$Feuille1.C1]);&quot;&quot;;SUM([$Feuille1.C2:.C33]))">
            <text:p/>
          </table:table-cell>
          <table:table-cell table:formula="of:=IF(ISBLANK([$Feuille1.D1]);&quot;&quot;;SUM([$Feuille1.D2:.D33]))">
            <text:p/>
          </table:table-cell>
          <table:table-cell table:formula="of:=IF(ISBLANK([$Feuille1.E1]);&quot;&quot;;SUM([$Feuille1.E2:.E33]))">
            <text:p/>
          </table:table-cell>
          <table:table-cell table:formula="of:=IF(ISBLANK([$Feuille1.F1]);&quot;&quot;;SUM([$Feuille1.F2:.F33]))">
            <text:p/>
          </table:table-cell>
          <table:table-cell table:formula="of:=IF(ISBLANK([$Feuille1.G1]);&quot;&quot;;SUM([$Feuille1.G2:.G33]))">
            <text:p/>
          </table:table-cell>
          <table:table-cell table:formula="of:=IF(ISBLANK([$Feuille1.H1]);&quot;&quot;;SUM([$Feuille1.H2:.H33]))">
            <text:p/>
          </table:table-cell>
          <table:table-cell table:formula="of:=IF(ISBLANK([$Feuille1.I1]);&quot;&quot;;SUM([$Feuille1.I2:.I33]))">
            <text:p/>
          </table:table-cell>
          <table:table-cell table:formula="of:=IF(ISBLANK([$Feuille1.J1]);&quot;&quot;;SUM([$Feuille1.J2:.J33]))">
            <text:p/>
          </table:table-cell>
          <table:table-cell table:formula="of:=IF(ISBLANK([$Feuille1.K1]);&quot;&quot;;SUM([$Feuille1.K2:.K33]))">
            <text:p/>
          </table:table-cell>
          <table:table-cell table:formula="of:=IF(ISBLANK([$Feuille1.L1]);&quot;&quot;;SUM([$Feuille1.L2:.L33]))">
            <text:p/>
          </table:table-cell>
          <table:table-cell table:formula="of:=IF(ISBLANK([$Feuille1.M1]);&quot;&quot;;SUM([$Feuille1.M2:.M33]))">
            <text:p/>
          </table:table-cell>
          <table:table-cell table:formula="of:=IF(ISBLANK([$Feuille1.N1]);&quot;&quot;;SUM([$Feuille1.N2:.N33]))">
            <text:p/>
          </table:table-cell>
          <table:table-cell table:formula="of:=IF(ISBLANK([$Feuille1.O1]);&quot;&quot;;SUM([$Feuille1.O2:.O33]))">
            <text:p/>
          </table:table-cell>
          <table:table-cell table:formula="of:=IF(ISBLANK([$Feuille1.P1]);&quot;&quot;;SUM([$Feuille1.P2:.P33]))">
            <text:p/>
          </table:table-cell>
          <table:table-cell table:formula="of:=IF(ISBLANK([$Feuille1.Q1]);&quot;&quot;;SUM([$Feuille1.Q2:.Q33]))">
            <text:p/>
          </table:table-cell>
          <table:table-cell table:formula="of:=IF(ISBLANK([$Feuille1.R1]);&quot;&quot;;SUM([$Feuille1.R2:.R33]))">
            <text:p/>
          </table:table-cell>
          <table:table-cell table:formula="of:=IF(ISBLANK([$Feuille1.S1]);&quot;&quot;;SUM([$Feuille1.S2:.S33]))">
            <text:p/>
          </table:table-cell>
          <table:table-cell table:formula="of:=IF(ISBLANK([$Feuille1.T1]);&quot;&quot;;SUM([$Feuille1.T2:.T33]))">
            <text:p/>
          </table:table-cell>
          <table:table-cell table:formula="of:=IF(ISBLANK([$Feuille1.U1]);&quot;&quot;;SUM([$Feuille1.U2:.U33]))">
            <text:p/>
          </table:table-cell>
          <table:table-cell table:formula="of:=IF(ISBLANK([$Feuille1.V1]);&quot;&quot;;SUM([$Feuille1.V2:.V33]))">
            <text:p/>
          </table:table-cell>
          <table:table-cell table:formula="of:=IF(ISBLANK([$Feuille1.W1]);&quot;&quot;;SUM([$Feuille1.W2:.W33]))">
            <text:p/>
          </table:table-cell>
          <table:table-cell table:formula="of:=IF(ISBLANK([$Feuille1.X1]);&quot;&quot;;SUM([$Feuille1.X2:.X33]))">
            <text:p/>
          </table:table-cell>
          <table:table-cell table:formula="of:=IF(ISBLANK([$Feuille1.Y1]);&quot;&quot;;SUM([$Feuille1.Y2:.Y33]))">
            <text:p/>
          </table:table-cell>
          <table:table-cell table:formula="of:=IF(ISBLANK([$Feuille1.Z1]);&quot;&quot;;SUM([$Feuille1.Z2:.Z33]))">
            <text:p/>
          </table:table-cell>
          <table:table-cell table:formula="of:=IF(ISBLANK([$Feuille1.AA1]);&quot;&quot;;SUM([$Feuille1.AA2:.AA33]))">
            <text:p/>
          </table:table-cell>
          <table:table-cell table:formula="of:=IF(ISBLANK([$Feuille1.AB1]);&quot;&quot;;SUM([$Feuille1.AB2:.AB33]))">
            <text:p/>
          </table:table-cell>
          <table:table-cell table:formula="of:=IF(ISBLANK([$Feuille1.AC1]);&quot;&quot;;SUM([$Feuille1.AC2:.AC33]))">
            <text:p/>
          </table:table-cell>
          <table:table-cell table:formula="of:=IF(ISBLANK([$Feuille1.AD1]);&quot;&quot;;SUM([$Feuille1.AD2:.AD33]))">
            <text:p/>
          </table:table-cell>
          <table:table-cell table:formula="of:=IF(ISBLANK([$Feuille1.AE1]);&quot;&quot;;SUM([$Feuille1.AE2:.AE33]))">
            <text:p/>
          </table:table-cell>
          <table:table-cell table:formula="of:=IF(ISBLANK([$Feuille1.AF1]);&quot;&quot;;SUM([$Feuille1.AF2:.AF33]))">
            <text:p/>
          </table:table-cell>
          <table:table-cell table:formula="of:=IF(ISBLANK([$Feuille1.AG1]);&quot;&quot;;SUM([$Feuille1.AG2:.AG33]))">
            <text:p/>
          </table:table-cell>
          <table:table-cell table:formula="of:=IF(ISBLANK([$Feuille1.AH1]);&quot;&quot;;SUM([$Feuille1.AH2:.AH33]))">
            <text:p/>
          </table:table-cell>
          <table:table-cell table:formula="of:=IF(ISBLANK([$Feuille1.AI1]);&quot;&quot;;SUM([$Feuille1.AI2:.AI33]))">
            <text:p/>
          </table:table-cell>
          <table:table-cell table:formula="of:=IF(ISBLANK([$Feuille1.AJ1]);&quot;&quot;;SUM([$Feuille1.AJ2:.AJ33]))">
            <text:p/>
          </table:table-cell>
          <table:table-cell table:formula="of:=IF(ISBLANK([$Feuille1.AK1]);&quot;&quot;;SUM([$Feuille1.AK2:.AK33]))">
            <text:p/>
          </table:table-cell>
          <table:table-cell table:formula="of:=IF(ISBLANK([$Feuille1.AL1]);&quot;&quot;;SUM([$Feuille1.AL2:.AL33]))">
            <text:p/>
          </table:table-cell>
          <table:table-cell table:formula="of:=IF(ISBLANK([$Feuille1.AM1]);&quot;&quot;;SUM([$Feuille1.AM2:.AM33]))">
            <text:p/>
          </table:table-cell>
          <table:table-cell table:formula="of:=IF(ISBLANK([$Feuille1.AN1]);&quot;&quot;;SUM([$Feuille1.AN2:.AN33]))">
            <text:p/>
          </table:table-cell>
          <table:table-cell table:formula="of:=IF(ISBLANK([$Feuille1.AO1]);&quot;&quot;;SUM([$Feuille1.AO2:.AO33]))">
            <text:p/>
          </table:table-cell>
          <table:table-cell table:formula="of:=IF(ISBLANK([$Feuille1.AP1]);&quot;&quot;;SUM([$Feuille1.AP2:.AP33]))">
            <text:p/>
          </table:table-cell>
          <table:table-cell table:formula="of:=IF(ISBLANK([$Feuille1.AQ1]);&quot;&quot;;SUM([$Feuille1.AQ2:.AQ33]))">
            <text:p/>
          </table:table-cell>
          <table:table-cell table:formula="of:=IF(ISBLANK([$Feuille1.AR1]);&quot;&quot;;SUM([$Feuille1.AR2:.AR33]))">
            <text:p/>
          </table:table-cell>
          <table:table-cell table:formula="of:=IF(ISBLANK([$Feuille1.AS1]);&quot;&quot;;SUM([$Feuille1.AS2:.AS33]))">
            <text:p/>
          </table:table-cell>
          <table:table-cell table:formula="of:=IF(ISBLANK([$Feuille1.AT1]);&quot;&quot;;SUM([$Feuille1.AT2:.AT33]))">
            <text:p/>
          </table:table-cell>
          <table:table-cell table:formula="of:=IF(ISBLANK([$Feuille1.AU1]);&quot;&quot;;SUM([$Feuille1.AU2:.AU33]))">
            <text:p/>
          </table:table-cell>
          <table:table-cell table:formula="of:=IF(ISBLANK([$Feuille1.AV1]);&quot;&quot;;SUM([$Feuille1.AV2:.AV33]))">
            <text:p/>
          </table:table-cell>
          <table:table-cell table:formula="of:=IF(ISBLANK([$Feuille1.AW1]);&quot;&quot;;SUM([$Feuille1.AW2:.AW33]))">
            <text:p/>
          </table:table-cell>
          <table:table-cell table:formula="of:=IF(ISBLANK([$Feuille1.AX1]);&quot;&quot;;SUM([$Feuille1.AX2:.AX33]))">
            <text:p/>
          </table:table-cell>
          <table:table-cell table:formula="of:=IF(ISBLANK([$Feuille1.AY1]);&quot;&quot;;SUM([$Feuille1.AY2:.AY33]))">
            <text:p/>
          </table:table-cell>
          <table:table-cell table:formula="of:=IF(ISBLANK([$Feuille1.AZ1]);&quot;&quot;;SUM([$Feuille1.AZ2:.AZ33]))">
            <text:p/>
          </table:table-cell>
          <table:table-cell table:formula="of:=IF(ISBLANK([$Feuille1.BA1]);&quot;&quot;;SUM([$Feuille1.BA2:.BA33]))">
            <text:p/>
          </table:table-cell>
          <table:table-cell table:formula="of:=IF(ISBLANK([$Feuille1.BB1]);&quot;&quot;;SUM([$Feuille1.BB2:.BB33]))">
            <text:p/>
          </table:table-cell>
          <table:table-cell table:formula="of:=IF(ISBLANK([$Feuille1.BC1]);&quot;&quot;;SUM([$Feuille1.BC2:.BC33]))">
            <text:p/>
          </table:table-cell>
          <table:table-cell table:formula="of:=IF(ISBLANK([$Feuille1.BD1]);&quot;&quot;;SUM([$Feuille1.BD2:.BD33]))">
            <text:p/>
          </table:table-cell>
          <table:table-cell table:formula="of:=IF(ISBLANK([$Feuille1.BE1]);&quot;&quot;;SUM([$Feuille1.BE2:.BE33]))">
            <text:p/>
          </table:table-cell>
          <table:table-cell table:formula="of:=IF(ISBLANK([$Feuille1.BF1]);&quot;&quot;;SUM([$Feuille1.BF2:.BF33]))">
            <text:p/>
          </table:table-cell>
          <table:table-cell table:formula="of:=IF(ISBLANK([$Feuille1.BG1]);&quot;&quot;;SUM([$Feuille1.BG2:.BG33]))">
            <text:p/>
          </table:table-cell>
          <table:table-cell table:formula="of:=IF(ISBLANK([$Feuille1.BH1]);&quot;&quot;;SUM([$Feuille1.BH2:.BH33]))">
            <text:p/>
          </table:table-cell>
          <table:table-cell table:formula="of:=IF(ISBLANK([$Feuille1.BI1]);&quot;&quot;;SUM([$Feuille1.BI2:.BI33]))">
            <text:p/>
          </table:table-cell>
          <table:table-cell table:formula="of:=IF(ISBLANK([$Feuille1.BJ1]);&quot;&quot;;SUM([$Feuille1.BJ2:.BJ33]))">
            <text:p/>
          </table:table-cell>
          <table:table-cell table:formula="of:=IF(ISBLANK([$Feuille1.BK1]);&quot;&quot;;SUM([$Feuille1.BK2:.BK33]))">
            <text:p/>
          </table:table-cell>
          <table:table-cell table:formula="of:=IF(ISBLANK([$Feuille1.BL1]);&quot;&quot;;SUM([$Feuille1.BL2:.BL33]))">
            <text:p/>
          </table:table-cell>
          <table:table-cell table:formula="of:=IF(ISBLANK([$Feuille1.BM1]);&quot;&quot;;SUM([$Feuille1.BM2:.BM33]))">
            <text:p/>
          </table:table-cell>
          <table:table-cell table:formula="of:=IF(ISBLANK([$Feuille1.BN1]);&quot;&quot;;SUM([$Feuille1.BN2:.BN33]))">
            <text:p/>
          </table:table-cell>
          <table:table-cell table:formula="of:=IF(ISBLANK([$Feuille1.BO1]);&quot;&quot;;SUM([$Feuille1.BO2:.BO33]))">
            <text:p/>
          </table:table-cell>
          <table:table-cell table:formula="of:=IF(ISBLANK([$Feuille1.BP1]);&quot;&quot;;SUM([$Feuille1.BP2:.BP33]))">
            <text:p/>
          </table:table-cell>
          <table:table-cell table:formula="of:=IF(ISBLANK([$Feuille1.BQ1]);&quot;&quot;;SUM([$Feuille1.BQ2:.BQ33]))">
            <text:p/>
          </table:table-cell>
          <table:table-cell table:formula="of:=IF(ISBLANK([$Feuille1.BR1]);&quot;&quot;;SUM([$Feuille1.BR2:.BR33]))">
            <text:p/>
          </table:table-cell>
          <table:table-cell table:formula="of:=IF(ISBLANK([$Feuille1.BS1]);&quot;&quot;;SUM([$Feuille1.BS2:.BS33]))">
            <text:p/>
          </table:table-cell>
          <table:table-cell table:formula="of:=IF(ISBLANK([$Feuille1.BT1]);&quot;&quot;;SUM([$Feuille1.BT2:.BT33]))">
            <text:p/>
          </table:table-cell>
          <table:table-cell table:formula="of:=IF(ISBLANK([$Feuille1.BU1]);&quot;&quot;;SUM([$Feuille1.BU2:.BU33]))">
            <text:p/>
          </table:table-cell>
          <table:table-cell table:formula="of:=IF(ISBLANK([$Feuille1.BV1]);&quot;&quot;;SUM([$Feuille1.BV2:.BV33]))">
            <text:p/>
          </table:table-cell>
          <table:table-cell table:formula="of:=IF(ISBLANK([$Feuille1.BW1]);&quot;&quot;;SUM([$Feuille1.BW2:.BW33]))">
            <text:p/>
          </table:table-cell>
          <table:table-cell table:formula="of:=IF(ISBLANK([$Feuille1.BX1]);&quot;&quot;;SUM([$Feuille1.BX2:.BX33]))">
            <text:p/>
          </table:table-cell>
          <table:table-cell table:formula="of:=IF(ISBLANK([$Feuille1.BY1]);&quot;&quot;;SUM([$Feuille1.BY2:.BY33]))">
            <text:p/>
          </table:table-cell>
          <table:table-cell table:formula="of:=IF(ISBLANK([$Feuille1.BZ1]);&quot;&quot;;SUM([$Feuille1.BZ2:.BZ33]))">
            <text:p/>
          </table:table-cell>
          <table:table-cell table:formula="of:=IF(ISBLANK([$Feuille1.CA1]);&quot;&quot;;SUM([$Feuille1.CA2:.CA33]))">
            <text:p/>
          </table:table-cell>
          <table:table-cell table:formula="of:=IF(ISBLANK([$Feuille1.CB1]);&quot;&quot;;SUM([$Feuille1.CB2:.CB33]))">
            <text:p/>
          </table:table-cell>
          <table:table-cell table:formula="of:=IF(ISBLANK([$Feuille1.CC1]);&quot;&quot;;SUM([$Feuille1.CC2:.CC33]))">
            <text:p/>
          </table:table-cell>
          <table:table-cell table:formula="of:=IF(ISBLANK([$Feuille1.CD1]);&quot;&quot;;SUM([$Feuille1.CD2:.CD33]))">
            <text:p/>
          </table:table-cell>
          <table:table-cell table:formula="of:=IF(ISBLANK([$Feuille1.CE1]);&quot;&quot;;SUM([$Feuille1.CE2:.CE33]))">
            <text:p/>
          </table:table-cell>
          <table:table-cell table:formula="of:=IF(ISBLANK([$Feuille1.CF1]);&quot;&quot;;SUM([$Feuille1.CF2:.CF33]))">
            <text:p/>
          </table:table-cell>
          <table:table-cell table:formula="of:=IF(ISBLANK([$Feuille1.CG1]);&quot;&quot;;SUM([$Feuille1.CG2:.CG33]))">
            <text:p/>
          </table:table-cell>
          <table:table-cell table:formula="of:=IF(ISBLANK([$Feuille1.CH1]);&quot;&quot;;SUM([$Feuille1.CH2:.CH33]))">
            <text:p/>
          </table:table-cell>
          <table:table-cell table:formula="of:=IF(ISBLANK([$Feuille1.CI1]);&quot;&quot;;SUM([$Feuille1.CI2:.CI33]))">
            <text:p/>
          </table:table-cell>
          <table:table-cell table:formula="of:=IF(ISBLANK([$Feuille1.CJ1]);&quot;&quot;;SUM([$Feuille1.CJ2:.CJ33]))">
            <text:p/>
          </table:table-cell>
          <table:table-cell table:formula="of:=IF(ISBLANK([$Feuille1.CK1]);&quot;&quot;;SUM([$Feuille1.CK2:.CK33]))">
            <text:p/>
          </table:table-cell>
          <table:table-cell table:formula="of:=IF(ISBLANK([$Feuille1.CL1]);&quot;&quot;;SUM([$Feuille1.CL2:.CL33]))">
            <text:p/>
          </table:table-cell>
          <table:table-cell table:formula="of:=IF(ISBLANK([$Feuille1.CM1]);&quot;&quot;;SUM([$Feuille1.CM2:.CM33]))">
            <text:p/>
          </table:table-cell>
          <table:table-cell table:formula="of:=IF(ISBLANK([$Feuille1.CN1]);&quot;&quot;;SUM([$Feuille1.CN2:.CN33]))">
            <text:p/>
          </table:table-cell>
          <table:table-cell table:formula="of:=IF(ISBLANK([$Feuille1.CO1]);&quot;&quot;;SUM([$Feuille1.CO2:.CO33]))">
            <text:p/>
          </table:table-cell>
          <table:table-cell table:formula="of:=IF(ISBLANK([$Feuille1.CP1]);&quot;&quot;;SUM([$Feuille1.CP2:.CP33]))">
            <text:p/>
          </table:table-cell>
          <table:table-cell table:formula="of:=IF(ISBLANK([$Feuille1.CQ1]);&quot;&quot;;SUM([$Feuille1.CQ2:.CQ33]))">
            <text:p/>
          </table:table-cell>
          <table:table-cell table:formula="of:=IF(ISBLANK([$Feuille1.CR1]);&quot;&quot;;SUM([$Feuille1.CR2:.CR33]))">
            <text:p/>
          </table:table-cell>
          <table:table-cell table:formula="of:=IF(ISBLANK([$Feuille1.CS1]);&quot;&quot;;SUM([$Feuille1.CS2:.CS33]))">
            <text:p/>
          </table:table-cell>
          <table:table-cell table:formula="of:=IF(ISBLANK([$Feuille1.CT1]);&quot;&quot;;SUM([$Feuille1.CT2:.CT33]))">
            <text:p/>
          </table:table-cell>
          <table:table-cell table:formula="of:=IF(ISBLANK([$Feuille1.CU1]);&quot;&quot;;SUM([$Feuille1.CU2:.CU33]))">
            <text:p/>
          </table:table-cell>
          <table:table-cell table:formula="of:=IF(ISBLANK([$Feuille1.CV1]);&quot;&quot;;SUM([$Feuille1.CV2:.CV33]))">
            <text:p/>
          </table:table-cell>
          <table:table-cell table:formula="of:=IF(ISBLANK([$Feuille1.CW1]);&quot;&quot;;SUM([$Feuille1.CW2:.CW33]))">
            <text:p/>
          </table:table-cell>
          <table:table-cell table:formula="of:=IF(ISBLANK([$Feuille1.CX1]);&quot;&quot;;SUM([$Feuille1.CX2:.CX33]))">
            <text:p/>
          </table:table-cell>
          <table:table-cell table:formula="of:=IF(ISBLANK([$Feuille1.CY1]);&quot;&quot;;SUM([$Feuille1.CY2:.CY33]))">
            <text:p/>
          </table:table-cell>
          <table:table-cell table:formula="of:=IF(ISBLANK([$Feuille1.CZ1]);&quot;&quot;;SUM([$Feuille1.CZ2:.CZ33]))">
            <text:p/>
          </table:table-cell>
          <table:table-cell table:formula="of:=IF(ISBLANK([$Feuille1.DA1]);&quot;&quot;;SUM([$Feuille1.DA2:.DA33]))">
            <text:p/>
          </table:table-cell>
          <table:table-cell table:formula="of:=IF(ISBLANK([$Feuille1.DB1]);&quot;&quot;;SUM([$Feuille1.DB2:.DB33]))">
            <text:p/>
          </table:table-cell>
          <table:table-cell table:formula="of:=IF(ISBLANK([$Feuille1.DC1]);&quot;&quot;;SUM([$Feuille1.DC2:.DC33]))">
            <text:p/>
          </table:table-cell>
          <table:table-cell table:formula="of:=IF(ISBLANK([$Feuille1.DD1]);&quot;&quot;;SUM([$Feuille1.DD2:.DD33]))">
            <text:p/>
          </table:table-cell>
          <table:table-cell table:formula="of:=IF(ISBLANK([$Feuille1.DE1]);&quot;&quot;;SUM([$Feuille1.DE2:.DE33]))">
            <text:p/>
          </table:table-cell>
          <table:table-cell table:formula="of:=IF(ISBLANK([$Feuille1.DF1]);&quot;&quot;;SUM([$Feuille1.DF2:.DF33]))">
            <text:p/>
          </table:table-cell>
          <table:table-cell table:formula="of:=IF(ISBLANK([$Feuille1.DG1]);&quot;&quot;;SUM([$Feuille1.DG2:.DG33]))">
            <text:p/>
          </table:table-cell>
          <table:table-cell table:formula="of:=IF(ISBLANK([$Feuille1.DH1]);&quot;&quot;;SUM([$Feuille1.DH2:.DH33]))">
            <text:p/>
          </table:table-cell>
          <table:table-cell table:formula="of:=IF(ISBLANK([$Feuille1.DI1]);&quot;&quot;;SUM([$Feuille1.DI2:.DI33]))">
            <text:p/>
          </table:table-cell>
          <table:table-cell table:formula="of:=IF(ISBLANK([$Feuille1.DJ1]);&quot;&quot;;SUM([$Feuille1.DJ2:.DJ33]))">
            <text:p/>
          </table:table-cell>
          <table:table-cell table:formula="of:=IF(ISBLANK([$Feuille1.DK1]);&quot;&quot;;SUM([$Feuille1.DK2:.DK33]))">
            <text:p/>
          </table:table-cell>
          <table:table-cell table:formula="of:=IF(ISBLANK([$Feuille1.DL1]);&quot;&quot;;SUM([$Feuille1.DL2:.DL33]))">
            <text:p/>
          </table:table-cell>
          <table:table-cell table:formula="of:=IF(ISBLANK([$Feuille1.DM1]);&quot;&quot;;SUM([$Feuille1.DM2:.DM33]))">
            <text:p/>
          </table:table-cell>
          <table:table-cell table:formula="of:=IF(ISBLANK([$Feuille1.DN1]);&quot;&quot;;SUM([$Feuille1.DN2:.DN33]))">
            <text:p/>
          </table:table-cell>
          <table:table-cell table:formula="of:=IF(ISBLANK([$Feuille1.DO1]);&quot;&quot;;SUM([$Feuille1.DO2:.DO33]))">
            <text:p/>
          </table:table-cell>
          <table:table-cell table:formula="of:=IF(ISBLANK([$Feuille1.DP1]);&quot;&quot;;SUM([$Feuille1.DP2:.DP33]))">
            <text:p/>
          </table:table-cell>
          <table:table-cell table:formula="of:=IF(ISBLANK([$Feuille1.DQ1]);&quot;&quot;;SUM([$Feuille1.DQ2:.DQ33]))">
            <text:p/>
          </table:table-cell>
          <table:table-cell table:formula="of:=IF(ISBLANK([$Feuille1.DR1]);&quot;&quot;;SUM([$Feuille1.DR2:.DR33]))">
            <text:p/>
          </table:table-cell>
          <table:table-cell table:formula="of:=IF(ISBLANK([$Feuille1.DS1]);&quot;&quot;;SUM([$Feuille1.DS2:.DS33]))">
            <text:p/>
          </table:table-cell>
          <table:table-cell table:formula="of:=IF(ISBLANK([$Feuille1.DT1]);&quot;&quot;;SUM([$Feuille1.DT2:.DT33]))">
            <text:p/>
          </table:table-cell>
          <table:table-cell table:formula="of:=IF(ISBLANK([$Feuille1.DU1]);&quot;&quot;;SUM([$Feuille1.DU2:.DU33]))">
            <text:p/>
          </table:table-cell>
          <table:table-cell table:formula="of:=IF(ISBLANK([$Feuille1.DV1]);&quot;&quot;;SUM([$Feuille1.DV2:.DV33]))">
            <text:p/>
          </table:table-cell>
          <table:table-cell table:formula="of:=IF(ISBLANK([$Feuille1.DW1]);&quot;&quot;;SUM([$Feuille1.DW2:.DW33]))">
            <text:p/>
          </table:table-cell>
          <table:table-cell table:formula="of:=IF(ISBLANK([$Feuille1.DX1]);&quot;&quot;;SUM([$Feuille1.DX2:.DX33]))">
            <text:p/>
          </table:table-cell>
          <table:table-cell table:formula="of:=IF(ISBLANK([$Feuille1.DY1]);&quot;&quot;;SUM([$Feuille1.DY2:.DY33]))">
            <text:p/>
          </table:table-cell>
          <table:table-cell table:formula="of:=IF(ISBLANK([$Feuille1.DZ1]);&quot;&quot;;SUM([$Feuille1.DZ2:.DZ33]))">
            <text:p/>
          </table:table-cell>
          <table:table-cell table:formula="of:=IF(ISBLANK([$Feuille1.EA1]);&quot;&quot;;SUM([$Feuille1.EA2:.EA33]))">
            <text:p/>
          </table:table-cell>
          <table:table-cell table:number-columns-repeated="16253"/>
        </table:table-row>
        <table:table-row table:style-name="ro1">
          <table:table-cell office:value-type="string" calcext:value-type="string">
            <text:p>Payé</text:p>
          </table:table-cell>
          <table:table-cell table:number-columns-repeated="40"/>
          <table:table-cell table:style-name="ce2" table:number-columns-repeated="90"/>
          <table:table-cell table:number-columns-repeated="16253"/>
        </table:table-row>
        <table:table-row table:style-name="ro1">
          <table:table-cell office:value-type="string" calcext:value-type="string">
            <text:p>Payé en CESU</text:p>
          </table:table-cell>
          <table:table-cell table:number-columns-repeated="40"/>
          <table:table-cell table:style-name="ce2" table:number-columns-repeated="90"/>
          <table:table-cell table:number-columns-repeated="16253"/>
        </table:table-row>
        <table:table-row table:style-name="ro1">
          <table:table-cell office:value-type="string" calcext:value-type="string">
            <text:p>Reste à payer précédent</text:p>
          </table:table-cell>
          <table:table-cell table:number-columns-repeated="40"/>
          <table:table-cell table:style-name="ce2" table:number-columns-repeated="90"/>
          <table:table-cell table:number-columns-repeated="16253"/>
        </table:table-row>
        <table:table-row table:style-name="ro1">
          <table:table-cell office:value-type="string" calcext:value-type="string">
            <text:p>Reste à payer</text:p>
          </table:table-cell>
          <table:table-cell table:formula="of:=IF(ISBLANK([$Feuille1.B1]);&quot;&quot;;[.B2]-[.B3]+[.B5])" office:value-type="float" office:value="0" calcext:value-type="float">
            <text:p>0</text:p>
          </table:table-cell>
          <table:table-cell table:formula="of:=IF(ISBLANK([$Feuille1.C1]);&quot;&quot;;[.C2]-[.C3]+[.C5])">
            <text:p/>
          </table:table-cell>
          <table:table-cell table:formula="of:=IF(ISBLANK([$Feuille1.D1]);&quot;&quot;;[.D2]-[.D3]+[.D5])">
            <text:p/>
          </table:table-cell>
          <table:table-cell table:formula="of:=IF(ISBLANK([$Feuille1.E1]);&quot;&quot;;[.E2]-[.E3]+[.E5])">
            <text:p/>
          </table:table-cell>
          <table:table-cell table:formula="of:=IF(ISBLANK([$Feuille1.F1]);&quot;&quot;;[.F2]-[.F3]+[.F5])">
            <text:p/>
          </table:table-cell>
          <table:table-cell table:formula="of:=IF(ISBLANK([$Feuille1.G1]);&quot;&quot;;[.G2]-[.G3]+[.G5])">
            <text:p/>
          </table:table-cell>
          <table:table-cell table:formula="of:=IF(ISBLANK([$Feuille1.H1]);&quot;&quot;;[.H2]-[.H3]+[.H5])">
            <text:p/>
          </table:table-cell>
          <table:table-cell table:formula="of:=IF(ISBLANK([$Feuille1.I1]);&quot;&quot;;[.I2]-[.I3]+[.I5])">
            <text:p/>
          </table:table-cell>
          <table:table-cell table:formula="of:=IF(ISBLANK([$Feuille1.J1]);&quot;&quot;;[.J2]-[.J3]+[.J5])">
            <text:p/>
          </table:table-cell>
          <table:table-cell table:formula="of:=IF(ISBLANK([$Feuille1.K1]);&quot;&quot;;[.K2]-[.K3]+[.K5])">
            <text:p/>
          </table:table-cell>
          <table:table-cell table:formula="of:=IF(ISBLANK([$Feuille1.L1]);&quot;&quot;;[.L2]-[.L3]+[.L5])">
            <text:p/>
          </table:table-cell>
          <table:table-cell table:formula="of:=IF(ISBLANK([$Feuille1.M1]);&quot;&quot;;[.M2]-[.M3]+[.M5])">
            <text:p/>
          </table:table-cell>
          <table:table-cell table:formula="of:=IF(ISBLANK([$Feuille1.N1]);&quot;&quot;;[.N2]-[.N3]+[.N5])">
            <text:p/>
          </table:table-cell>
          <table:table-cell table:formula="of:=IF(ISBLANK([$Feuille1.O1]);&quot;&quot;;[.O2]-[.O3]+[.O5])">
            <text:p/>
          </table:table-cell>
          <table:table-cell table:formula="of:=IF(ISBLANK([$Feuille1.P1]);&quot;&quot;;[.P2]-[.P3]+[.P5])">
            <text:p/>
          </table:table-cell>
          <table:table-cell table:formula="of:=IF(ISBLANK([$Feuille1.Q1]);&quot;&quot;;[.Q2]-[.Q3]+[.Q5])">
            <text:p/>
          </table:table-cell>
          <table:table-cell table:formula="of:=IF(ISBLANK([$Feuille1.R1]);&quot;&quot;;[.R2]-[.R3]+[.R5])">
            <text:p/>
          </table:table-cell>
          <table:table-cell table:formula="of:=IF(ISBLANK([$Feuille1.S1]);&quot;&quot;;[.S2]-[.S3]+[.S5])">
            <text:p/>
          </table:table-cell>
          <table:table-cell table:formula="of:=IF(ISBLANK([$Feuille1.T1]);&quot;&quot;;[.T2]-[.T3]+[.T5])">
            <text:p/>
          </table:table-cell>
          <table:table-cell table:formula="of:=IF(ISBLANK([$Feuille1.U1]);&quot;&quot;;[.U2]-[.U3]+[.U5])">
            <text:p/>
          </table:table-cell>
          <table:table-cell table:formula="of:=IF(ISBLANK([$Feuille1.V1]);&quot;&quot;;[.V2]-[.V3]+[.V5])">
            <text:p/>
          </table:table-cell>
          <table:table-cell table:formula="of:=IF(ISBLANK([$Feuille1.W1]);&quot;&quot;;[.W2]-[.W3]+[.W5])">
            <text:p/>
          </table:table-cell>
          <table:table-cell table:formula="of:=IF(ISBLANK([$Feuille1.X1]);&quot;&quot;;[.X2]-[.X3]+[.X5])">
            <text:p/>
          </table:table-cell>
          <table:table-cell table:formula="of:=IF(ISBLANK([$Feuille1.Y1]);&quot;&quot;;[.Y2]-[.Y3]+[.Y5])">
            <text:p/>
          </table:table-cell>
          <table:table-cell table:formula="of:=IF(ISBLANK([$Feuille1.Z1]);&quot;&quot;;[.Z2]-[.Z3]+[.Z5])">
            <text:p/>
          </table:table-cell>
          <table:table-cell table:formula="of:=IF(ISBLANK([$Feuille1.AA1]);&quot;&quot;;[.AA2]-[.AA3]+[.AA5])">
            <text:p/>
          </table:table-cell>
          <table:table-cell table:formula="of:=IF(ISBLANK([$Feuille1.AB1]);&quot;&quot;;[.AB2]-[.AB3]+[.AB5])">
            <text:p/>
          </table:table-cell>
          <table:table-cell table:formula="of:=IF(ISBLANK([$Feuille1.AC1]);&quot;&quot;;[.AC2]-[.AC3]+[.AC5])">
            <text:p/>
          </table:table-cell>
          <table:table-cell table:formula="of:=IF(ISBLANK([$Feuille1.AD1]);&quot;&quot;;[.AD2]-[.AD3]+[.AD5])">
            <text:p/>
          </table:table-cell>
          <table:table-cell table:formula="of:=IF(ISBLANK([$Feuille1.AE1]);&quot;&quot;;[.AE2]-[.AE3]+[.AE5])">
            <text:p/>
          </table:table-cell>
          <table:table-cell table:formula="of:=IF(ISBLANK([$Feuille1.AF1]);&quot;&quot;;[.AF2]-[.AF3]+[.AF5])">
            <text:p/>
          </table:table-cell>
          <table:table-cell table:formula="of:=IF(ISBLANK([$Feuille1.AG1]);&quot;&quot;;[.AG2]-[.AG3]+[.AG5])">
            <text:p/>
          </table:table-cell>
          <table:table-cell table:formula="of:=IF(ISBLANK([$Feuille1.AH1]);&quot;&quot;;[.AH2]-[.AH3]+[.AH5])">
            <text:p/>
          </table:table-cell>
          <table:table-cell table:formula="of:=IF(ISBLANK([$Feuille1.AI1]);&quot;&quot;;[.AI2]-[.AI3]+[.AI5])">
            <text:p/>
          </table:table-cell>
          <table:table-cell table:formula="of:=IF(ISBLANK([$Feuille1.AJ1]);&quot;&quot;;[.AJ2]-[.AJ3]+[.AJ5])">
            <text:p/>
          </table:table-cell>
          <table:table-cell table:formula="of:=IF(ISBLANK([$Feuille1.AK1]);&quot;&quot;;[.AK2]-[.AK3]+[.AK5])">
            <text:p/>
          </table:table-cell>
          <table:table-cell table:formula="of:=IF(ISBLANK([$Feuille1.AL1]);&quot;&quot;;[.AL2]-[.AL3]+[.AL5])">
            <text:p/>
          </table:table-cell>
          <table:table-cell table:formula="of:=IF(ISBLANK([$Feuille1.AM1]);&quot;&quot;;[.AM2]-[.AM3]+[.AM5])">
            <text:p/>
          </table:table-cell>
          <table:table-cell table:formula="of:=IF(ISBLANK([$Feuille1.AN1]);&quot;&quot;;[.AN2]-[.AN3]+[.AN5])">
            <text:p/>
          </table:table-cell>
          <table:table-cell table:formula="of:=IF(ISBLANK([$Feuille1.AO1]);&quot;&quot;;[.AO2]-[.AO3]+[.AO5])">
            <text:p/>
          </table:table-cell>
          <table:table-cell table:formula="of:=IF(ISBLANK([$Feuille1.AP1]);&quot;&quot;;[.AP2]-[.AP3]+[.AP5])">
            <text:p/>
          </table:table-cell>
          <table:table-cell table:formula="of:=IF(ISBLANK([$Feuille1.AQ1]);&quot;&quot;;[.AQ2]-[.AQ3]+[.AQ5])">
            <text:p/>
          </table:table-cell>
          <table:table-cell table:formula="of:=IF(ISBLANK([$Feuille1.AR1]);&quot;&quot;;[.AR2]-[.AR3]+[.AR5])">
            <text:p/>
          </table:table-cell>
          <table:table-cell table:formula="of:=IF(ISBLANK([$Feuille1.AS1]);&quot;&quot;;[.AS2]-[.AS3]+[.AS5])">
            <text:p/>
          </table:table-cell>
          <table:table-cell table:formula="of:=IF(ISBLANK([$Feuille1.AT1]);&quot;&quot;;[.AT2]-[.AT3]+[.AT5])">
            <text:p/>
          </table:table-cell>
          <table:table-cell table:formula="of:=IF(ISBLANK([$Feuille1.AU1]);&quot;&quot;;[.AU2]-[.AU3]+[.AU5])">
            <text:p/>
          </table:table-cell>
          <table:table-cell table:formula="of:=IF(ISBLANK([$Feuille1.AV1]);&quot;&quot;;[.AV2]-[.AV3]+[.AV5])">
            <text:p/>
          </table:table-cell>
          <table:table-cell table:formula="of:=IF(ISBLANK([$Feuille1.AW1]);&quot;&quot;;[.AW2]-[.AW3]+[.AW5])">
            <text:p/>
          </table:table-cell>
          <table:table-cell table:formula="of:=IF(ISBLANK([$Feuille1.AX1]);&quot;&quot;;[.AX2]-[.AX3]+[.AX5])">
            <text:p/>
          </table:table-cell>
          <table:table-cell table:formula="of:=IF(ISBLANK([$Feuille1.AY1]);&quot;&quot;;[.AY2]-[.AY3]+[.AY5])">
            <text:p/>
          </table:table-cell>
          <table:table-cell table:formula="of:=IF(ISBLANK([$Feuille1.AZ1]);&quot;&quot;;[.AZ2]-[.AZ3]+[.AZ5])">
            <text:p/>
          </table:table-cell>
          <table:table-cell table:formula="of:=IF(ISBLANK([$Feuille1.BA1]);&quot;&quot;;[.BA2]-[.BA3]+[.BA5])">
            <text:p/>
          </table:table-cell>
          <table:table-cell table:formula="of:=IF(ISBLANK([$Feuille1.BB1]);&quot;&quot;;[.BB2]-[.BB3]+[.BB5])">
            <text:p/>
          </table:table-cell>
          <table:table-cell table:formula="of:=IF(ISBLANK([$Feuille1.BC1]);&quot;&quot;;[.BC2]-[.BC3]+[.BC5])">
            <text:p/>
          </table:table-cell>
          <table:table-cell table:formula="of:=IF(ISBLANK([$Feuille1.BD1]);&quot;&quot;;[.BD2]-[.BD3]+[.BD5])">
            <text:p/>
          </table:table-cell>
          <table:table-cell table:formula="of:=IF(ISBLANK([$Feuille1.BE1]);&quot;&quot;;[.BE2]-[.BE3]+[.BE5])">
            <text:p/>
          </table:table-cell>
          <table:table-cell table:formula="of:=IF(ISBLANK([$Feuille1.BF1]);&quot;&quot;;[.BF2]-[.BF3]+[.BF5])">
            <text:p/>
          </table:table-cell>
          <table:table-cell table:formula="of:=IF(ISBLANK([$Feuille1.BG1]);&quot;&quot;;[.BG2]-[.BG3]+[.BG5])">
            <text:p/>
          </table:table-cell>
          <table:table-cell table:formula="of:=IF(ISBLANK([$Feuille1.BH1]);&quot;&quot;;[.BH2]-[.BH3]+[.BH5])">
            <text:p/>
          </table:table-cell>
          <table:table-cell table:formula="of:=IF(ISBLANK([$Feuille1.BI1]);&quot;&quot;;[.BI2]-[.BI3]+[.BI5])">
            <text:p/>
          </table:table-cell>
          <table:table-cell table:formula="of:=IF(ISBLANK([$Feuille1.BJ1]);&quot;&quot;;[.BJ2]-[.BJ3]+[.BJ5])">
            <text:p/>
          </table:table-cell>
          <table:table-cell table:formula="of:=IF(ISBLANK([$Feuille1.BK1]);&quot;&quot;;[.BK2]-[.BK3]+[.BK5])">
            <text:p/>
          </table:table-cell>
          <table:table-cell table:formula="of:=IF(ISBLANK([$Feuille1.BL1]);&quot;&quot;;[.BL2]-[.BL3]+[.BL5])">
            <text:p/>
          </table:table-cell>
          <table:table-cell table:formula="of:=IF(ISBLANK([$Feuille1.BM1]);&quot;&quot;;[.BM2]-[.BM3]+[.BM5])">
            <text:p/>
          </table:table-cell>
          <table:table-cell table:formula="of:=IF(ISBLANK([$Feuille1.BN1]);&quot;&quot;;[.BN2]-[.BN3]+[.BN5])">
            <text:p/>
          </table:table-cell>
          <table:table-cell table:formula="of:=IF(ISBLANK([$Feuille1.BO1]);&quot;&quot;;[.BO2]-[.BO3]+[.BO5])">
            <text:p/>
          </table:table-cell>
          <table:table-cell table:formula="of:=IF(ISBLANK([$Feuille1.BP1]);&quot;&quot;;[.BP2]-[.BP3]+[.BP5])">
            <text:p/>
          </table:table-cell>
          <table:table-cell table:formula="of:=IF(ISBLANK([$Feuille1.BQ1]);&quot;&quot;;[.BQ2]-[.BQ3]+[.BQ5])">
            <text:p/>
          </table:table-cell>
          <table:table-cell table:formula="of:=IF(ISBLANK([$Feuille1.BR1]);&quot;&quot;;[.BR2]-[.BR3]+[.BR5])">
            <text:p/>
          </table:table-cell>
          <table:table-cell table:formula="of:=IF(ISBLANK([$Feuille1.BS1]);&quot;&quot;;[.BS2]-[.BS3]+[.BS5])">
            <text:p/>
          </table:table-cell>
          <table:table-cell table:formula="of:=IF(ISBLANK([$Feuille1.BT1]);&quot;&quot;;[.BT2]-[.BT3]+[.BT5])">
            <text:p/>
          </table:table-cell>
          <table:table-cell table:formula="of:=IF(ISBLANK([$Feuille1.BU1]);&quot;&quot;;[.BU2]-[.BU3]+[.BU5])">
            <text:p/>
          </table:table-cell>
          <table:table-cell table:formula="of:=IF(ISBLANK([$Feuille1.BV1]);&quot;&quot;;[.BV2]-[.BV3]+[.BV5])">
            <text:p/>
          </table:table-cell>
          <table:table-cell table:formula="of:=IF(ISBLANK([$Feuille1.BW1]);&quot;&quot;;[.BW2]-[.BW3]+[.BW5])">
            <text:p/>
          </table:table-cell>
          <table:table-cell table:formula="of:=IF(ISBLANK([$Feuille1.BX1]);&quot;&quot;;[.BX2]-[.BX3]+[.BX5])">
            <text:p/>
          </table:table-cell>
          <table:table-cell table:formula="of:=IF(ISBLANK([$Feuille1.BY1]);&quot;&quot;;[.BY2]-[.BY3]+[.BY5])">
            <text:p/>
          </table:table-cell>
          <table:table-cell table:formula="of:=IF(ISBLANK([$Feuille1.BZ1]);&quot;&quot;;[.BZ2]-[.BZ3]+[.BZ5])">
            <text:p/>
          </table:table-cell>
          <table:table-cell table:formula="of:=IF(ISBLANK([$Feuille1.CA1]);&quot;&quot;;[.CA2]-[.CA3]+[.CA5])">
            <text:p/>
          </table:table-cell>
          <table:table-cell table:formula="of:=IF(ISBLANK([$Feuille1.CB1]);&quot;&quot;;[.CB2]-[.CB3]+[.CB5])">
            <text:p/>
          </table:table-cell>
          <table:table-cell table:formula="of:=IF(ISBLANK([$Feuille1.CC1]);&quot;&quot;;[.CC2]-[.CC3]+[.CC5])">
            <text:p/>
          </table:table-cell>
          <table:table-cell table:formula="of:=IF(ISBLANK([$Feuille1.CD1]);&quot;&quot;;[.CD2]-[.CD3]+[.CD5])">
            <text:p/>
          </table:table-cell>
          <table:table-cell table:formula="of:=IF(ISBLANK([$Feuille1.CE1]);&quot;&quot;;[.CE2]-[.CE3]+[.CE5])">
            <text:p/>
          </table:table-cell>
          <table:table-cell table:formula="of:=IF(ISBLANK([$Feuille1.CF1]);&quot;&quot;;[.CF2]-[.CF3]+[.CF5])">
            <text:p/>
          </table:table-cell>
          <table:table-cell table:formula="of:=IF(ISBLANK([$Feuille1.CG1]);&quot;&quot;;[.CG2]-[.CG3]+[.CG5])">
            <text:p/>
          </table:table-cell>
          <table:table-cell table:formula="of:=IF(ISBLANK([$Feuille1.CH1]);&quot;&quot;;[.CH2]-[.CH3]+[.CH5])">
            <text:p/>
          </table:table-cell>
          <table:table-cell table:formula="of:=IF(ISBLANK([$Feuille1.CI1]);&quot;&quot;;[.CI2]-[.CI3]+[.CI5])">
            <text:p/>
          </table:table-cell>
          <table:table-cell table:formula="of:=IF(ISBLANK([$Feuille1.CJ1]);&quot;&quot;;[.CJ2]-[.CJ3]+[.CJ5])">
            <text:p/>
          </table:table-cell>
          <table:table-cell table:formula="of:=IF(ISBLANK([$Feuille1.CK1]);&quot;&quot;;[.CK2]-[.CK3]+[.CK5])">
            <text:p/>
          </table:table-cell>
          <table:table-cell table:formula="of:=IF(ISBLANK([$Feuille1.CL1]);&quot;&quot;;[.CL2]-[.CL3]+[.CL5])">
            <text:p/>
          </table:table-cell>
          <table:table-cell table:formula="of:=IF(ISBLANK([$Feuille1.CM1]);&quot;&quot;;[.CM2]-[.CM3]+[.CM5])">
            <text:p/>
          </table:table-cell>
          <table:table-cell table:formula="of:=IF(ISBLANK([$Feuille1.CN1]);&quot;&quot;;[.CN2]-[.CN3]+[.CN5])">
            <text:p/>
          </table:table-cell>
          <table:table-cell table:formula="of:=IF(ISBLANK([$Feuille1.CO1]);&quot;&quot;;[.CO2]-[.CO3]+[.CO5])">
            <text:p/>
          </table:table-cell>
          <table:table-cell table:formula="of:=IF(ISBLANK([$Feuille1.CP1]);&quot;&quot;;[.CP2]-[.CP3]+[.CP5])">
            <text:p/>
          </table:table-cell>
          <table:table-cell table:formula="of:=IF(ISBLANK([$Feuille1.CQ1]);&quot;&quot;;[.CQ2]-[.CQ3]+[.CQ5])">
            <text:p/>
          </table:table-cell>
          <table:table-cell table:formula="of:=IF(ISBLANK([$Feuille1.CR1]);&quot;&quot;;[.CR2]-[.CR3]+[.CR5])">
            <text:p/>
          </table:table-cell>
          <table:table-cell table:formula="of:=IF(ISBLANK([$Feuille1.CS1]);&quot;&quot;;[.CS2]-[.CS3]+[.CS5])">
            <text:p/>
          </table:table-cell>
          <table:table-cell table:formula="of:=IF(ISBLANK([$Feuille1.CT1]);&quot;&quot;;[.CT2]-[.CT3]+[.CT5])">
            <text:p/>
          </table:table-cell>
          <table:table-cell table:formula="of:=IF(ISBLANK([$Feuille1.CU1]);&quot;&quot;;[.CU2]-[.CU3]+[.CU5])">
            <text:p/>
          </table:table-cell>
          <table:table-cell table:formula="of:=IF(ISBLANK([$Feuille1.CV1]);&quot;&quot;;[.CV2]-[.CV3]+[.CV5])">
            <text:p/>
          </table:table-cell>
          <table:table-cell table:formula="of:=IF(ISBLANK([$Feuille1.CW1]);&quot;&quot;;[.CW2]-[.CW3]+[.CW5])">
            <text:p/>
          </table:table-cell>
          <table:table-cell table:formula="of:=IF(ISBLANK([$Feuille1.CX1]);&quot;&quot;;[.CX2]-[.CX3]+[.CX5])">
            <text:p/>
          </table:table-cell>
          <table:table-cell table:formula="of:=IF(ISBLANK([$Feuille1.CY1]);&quot;&quot;;[.CY2]-[.CY3]+[.CY5])">
            <text:p/>
          </table:table-cell>
          <table:table-cell table:formula="of:=IF(ISBLANK([$Feuille1.CZ1]);&quot;&quot;;[.CZ2]-[.CZ3]+[.CZ5])">
            <text:p/>
          </table:table-cell>
          <table:table-cell table:formula="of:=IF(ISBLANK([$Feuille1.DA1]);&quot;&quot;;[.DA2]-[.DA3]+[.DA5])">
            <text:p/>
          </table:table-cell>
          <table:table-cell table:formula="of:=IF(ISBLANK([$Feuille1.DB1]);&quot;&quot;;[.DB2]-[.DB3]+[.DB5])">
            <text:p/>
          </table:table-cell>
          <table:table-cell table:formula="of:=IF(ISBLANK([$Feuille1.DC1]);&quot;&quot;;[.DC2]-[.DC3]+[.DC5])">
            <text:p/>
          </table:table-cell>
          <table:table-cell table:formula="of:=IF(ISBLANK([$Feuille1.DD1]);&quot;&quot;;[.DD2]-[.DD3]+[.DD5])">
            <text:p/>
          </table:table-cell>
          <table:table-cell table:formula="of:=IF(ISBLANK([$Feuille1.DE1]);&quot;&quot;;[.DE2]-[.DE3]+[.DE5])">
            <text:p/>
          </table:table-cell>
          <table:table-cell table:formula="of:=IF(ISBLANK([$Feuille1.DF1]);&quot;&quot;;[.DF2]-[.DF3]+[.DF5])">
            <text:p/>
          </table:table-cell>
          <table:table-cell table:formula="of:=IF(ISBLANK([$Feuille1.DG1]);&quot;&quot;;[.DG2]-[.DG3]+[.DG5])">
            <text:p/>
          </table:table-cell>
          <table:table-cell table:formula="of:=IF(ISBLANK([$Feuille1.DH1]);&quot;&quot;;[.DH2]-[.DH3]+[.DH5])">
            <text:p/>
          </table:table-cell>
          <table:table-cell table:formula="of:=IF(ISBLANK([$Feuille1.DI1]);&quot;&quot;;[.DI2]-[.DI3]+[.DI5])">
            <text:p/>
          </table:table-cell>
          <table:table-cell table:formula="of:=IF(ISBLANK([$Feuille1.DJ1]);&quot;&quot;;[.DJ2]-[.DJ3]+[.DJ5])">
            <text:p/>
          </table:table-cell>
          <table:table-cell table:formula="of:=IF(ISBLANK([$Feuille1.DK1]);&quot;&quot;;[.DK2]-[.DK3]+[.DK5])">
            <text:p/>
          </table:table-cell>
          <table:table-cell table:formula="of:=IF(ISBLANK([$Feuille1.DL1]);&quot;&quot;;[.DL2]-[.DL3]+[.DL5])">
            <text:p/>
          </table:table-cell>
          <table:table-cell table:formula="of:=IF(ISBLANK([$Feuille1.DM1]);&quot;&quot;;[.DM2]-[.DM3]+[.DM5])">
            <text:p/>
          </table:table-cell>
          <table:table-cell table:formula="of:=IF(ISBLANK([$Feuille1.DN1]);&quot;&quot;;[.DN2]-[.DN3]+[.DN5])">
            <text:p/>
          </table:table-cell>
          <table:table-cell table:formula="of:=IF(ISBLANK([$Feuille1.DO1]);&quot;&quot;;[.DO2]-[.DO3]+[.DO5])">
            <text:p/>
          </table:table-cell>
          <table:table-cell table:formula="of:=IF(ISBLANK([$Feuille1.DP1]);&quot;&quot;;[.DP2]-[.DP3]+[.DP5])">
            <text:p/>
          </table:table-cell>
          <table:table-cell table:formula="of:=IF(ISBLANK([$Feuille1.DQ1]);&quot;&quot;;[.DQ2]-[.DQ3]+[.DQ5])">
            <text:p/>
          </table:table-cell>
          <table:table-cell table:formula="of:=IF(ISBLANK([$Feuille1.DR1]);&quot;&quot;;[.DR2]-[.DR3]+[.DR5])">
            <text:p/>
          </table:table-cell>
          <table:table-cell table:formula="of:=IF(ISBLANK([$Feuille1.DS1]);&quot;&quot;;[.DS2]-[.DS3]+[.DS5])">
            <text:p/>
          </table:table-cell>
          <table:table-cell table:formula="of:=IF(ISBLANK([$Feuille1.DT1]);&quot;&quot;;[.DT2]-[.DT3]+[.DT5])">
            <text:p/>
          </table:table-cell>
          <table:table-cell table:formula="of:=IF(ISBLANK([$Feuille1.DU1]);&quot;&quot;;[.DU2]-[.DU3]+[.DU5])">
            <text:p/>
          </table:table-cell>
          <table:table-cell table:formula="of:=IF(ISBLANK([$Feuille1.DV1]);&quot;&quot;;[.DV2]-[.DV3]+[.DV5])">
            <text:p/>
          </table:table-cell>
          <table:table-cell table:formula="of:=IF(ISBLANK([$Feuille1.DW1]);&quot;&quot;;[.DW2]-[.DW3]+[.DW5])">
            <text:p/>
          </table:table-cell>
          <table:table-cell table:formula="of:=IF(ISBLANK([$Feuille1.DX1]);&quot;&quot;;[.DX2]-[.DX3]+[.DX5])">
            <text:p/>
          </table:table-cell>
          <table:table-cell table:formula="of:=IF(ISBLANK([$Feuille1.DY1]);&quot;&quot;;[.DY2]-[.DY3]+[.DY5])">
            <text:p/>
          </table:table-cell>
          <table:table-cell table:formula="of:=IF(ISBLANK([$Feuille1.DZ1]);&quot;&quot;;[.DZ2]-[.DZ3]+[.DZ5])">
            <text:p/>
          </table:table-cell>
          <table:table-cell table:formula="of:=IF(ISBLANK([$Feuille1.EA1]);&quot;&quot;;[.EA2]-[.EA3]+[.EA5])">
            <text:p/>
          </table:table-cell>
          <table:table-cell table:number-columns-repeated="16253"/>
        </table:table-row>
        <table:table-row table:style-name="ro1">
          <table:table-cell table:style-name="ce5" office:value-type="string" calcext:value-type="string">
            <text:p>Tarif Horaire</text:p>
          </table:table-cell>
          <table:table-cell table:number-columns-repeated="40"/>
          <table:table-cell table:style-name="ce2" table:number-columns-repeated="90"/>
          <table:table-cell table:number-columns-repeated="16253"/>
        </table:table-row>
        <table:table-row table:style-name="ro1">
          <table:table-cell table:style-name="ce5" office:value-type="string" calcext:value-type="string">
            <text:p>Nbre heures donné</text:p>
          </table:table-cell>
          <table:table-cell table:formula="of:=IF(ISBLANK([$Feuille1.B$1]);&quot;&quot;;[.B2]/[.B$7])" office:value-type="string" office:string-value="" calcext:value-type="error">
            <text:p>#DIV/0!</text:p>
          </table:table-cell>
          <table:table-cell table:formula="of:=IF(ISBLANK([$Feuille1.C$1]);&quot;&quot;;[.C2]/[.C$7])">
            <text:p/>
          </table:table-cell>
          <table:table-cell table:formula="of:=IF(ISBLANK([$Feuille1.D$1]);&quot;&quot;;[.D2]/[.D$7])">
            <text:p/>
          </table:table-cell>
          <table:table-cell table:formula="of:=IF(ISBLANK([$Feuille1.E$1]);&quot;&quot;;[.E2]/[.E$7])">
            <text:p/>
          </table:table-cell>
          <table:table-cell table:formula="of:=IF(ISBLANK([$Feuille1.F$1]);&quot;&quot;;[.F2]/[.F$7])">
            <text:p/>
          </table:table-cell>
          <table:table-cell table:formula="of:=IF(ISBLANK([$Feuille1.G$1]);&quot;&quot;;[.G2]/[.G$7])">
            <text:p/>
          </table:table-cell>
          <table:table-cell table:formula="of:=IF(ISBLANK([$Feuille1.H$1]);&quot;&quot;;[.H2]/[.H$7])">
            <text:p/>
          </table:table-cell>
          <table:table-cell table:formula="of:=IF(ISBLANK([$Feuille1.I$1]);&quot;&quot;;[.I2]/[.I$7])">
            <text:p/>
          </table:table-cell>
          <table:table-cell table:formula="of:=IF(ISBLANK([$Feuille1.J$1]);&quot;&quot;;[.J2]/[.J$7])">
            <text:p/>
          </table:table-cell>
          <table:table-cell table:formula="of:=IF(ISBLANK([$Feuille1.K$1]);&quot;&quot;;[.K2]/[.K$7])">
            <text:p/>
          </table:table-cell>
          <table:table-cell table:formula="of:=IF(ISBLANK([$Feuille1.L$1]);&quot;&quot;;[.L2]/[.L$7])">
            <text:p/>
          </table:table-cell>
          <table:table-cell table:formula="of:=IF(ISBLANK([$Feuille1.M$1]);&quot;&quot;;[.M2]/[.M$7])">
            <text:p/>
          </table:table-cell>
          <table:table-cell table:formula="of:=IF(ISBLANK([$Feuille1.N$1]);&quot;&quot;;[.N2]/[.N$7])">
            <text:p/>
          </table:table-cell>
          <table:table-cell table:formula="of:=IF(ISBLANK([$Feuille1.O$1]);&quot;&quot;;[.O2]/[.O$7])">
            <text:p/>
          </table:table-cell>
          <table:table-cell table:formula="of:=IF(ISBLANK([$Feuille1.P$1]);&quot;&quot;;[.P2]/[.P$7])">
            <text:p/>
          </table:table-cell>
          <table:table-cell table:formula="of:=IF(ISBLANK([$Feuille1.Q$1]);&quot;&quot;;[.Q2]/[.Q$7])">
            <text:p/>
          </table:table-cell>
          <table:table-cell table:formula="of:=IF(ISBLANK([$Feuille1.R$1]);&quot;&quot;;[.R2]/[.R$7])">
            <text:p/>
          </table:table-cell>
          <table:table-cell table:formula="of:=IF(ISBLANK([$Feuille1.S$1]);&quot;&quot;;[.S2]/[.S$7])">
            <text:p/>
          </table:table-cell>
          <table:table-cell table:formula="of:=IF(ISBLANK([$Feuille1.T$1]);&quot;&quot;;[.T2]/[.T$7])">
            <text:p/>
          </table:table-cell>
          <table:table-cell table:formula="of:=IF(ISBLANK([$Feuille1.U$1]);&quot;&quot;;[.U2]/[.U$7])">
            <text:p/>
          </table:table-cell>
          <table:table-cell table:formula="of:=IF(ISBLANK([$Feuille1.V$1]);&quot;&quot;;[.V2]/[.V$7])">
            <text:p/>
          </table:table-cell>
          <table:table-cell table:formula="of:=IF(ISBLANK([$Feuille1.W$1]);&quot;&quot;;[.W2]/[.W$7])">
            <text:p/>
          </table:table-cell>
          <table:table-cell table:formula="of:=IF(ISBLANK([$Feuille1.X$1]);&quot;&quot;;[.X2]/[.X$7])">
            <text:p/>
          </table:table-cell>
          <table:table-cell table:formula="of:=IF(ISBLANK([$Feuille1.Y$1]);&quot;&quot;;[.Y2]/[.Y$7])">
            <text:p/>
          </table:table-cell>
          <table:table-cell table:formula="of:=IF(ISBLANK([$Feuille1.Z$1]);&quot;&quot;;[.Z2]/[.Z$7])">
            <text:p/>
          </table:table-cell>
          <table:table-cell table:formula="of:=IF(ISBLANK([$Feuille1.AA$1]);&quot;&quot;;[.AA2]/[.AA$7])">
            <text:p/>
          </table:table-cell>
          <table:table-cell table:formula="of:=IF(ISBLANK([$Feuille1.AB$1]);&quot;&quot;;[.AB2]/[.AB$7])">
            <text:p/>
          </table:table-cell>
          <table:table-cell table:formula="of:=IF(ISBLANK([$Feuille1.AC$1]);&quot;&quot;;[.AC2]/[.AC$7])">
            <text:p/>
          </table:table-cell>
          <table:table-cell table:formula="of:=IF(ISBLANK([$Feuille1.AD$1]);&quot;&quot;;[.AD2]/[.AD$7])">
            <text:p/>
          </table:table-cell>
          <table:table-cell table:formula="of:=IF(ISBLANK([$Feuille1.AE$1]);&quot;&quot;;[.AE2]/[.AE$7])">
            <text:p/>
          </table:table-cell>
          <table:table-cell table:formula="of:=IF(ISBLANK([$Feuille1.AF$1]);&quot;&quot;;[.AF2]/[.AF$7])">
            <text:p/>
          </table:table-cell>
          <table:table-cell table:formula="of:=IF(ISBLANK([$Feuille1.AG$1]);&quot;&quot;;[.AG2]/[.AG$7])">
            <text:p/>
          </table:table-cell>
          <table:table-cell table:formula="of:=IF(ISBLANK([$Feuille1.AH$1]);&quot;&quot;;[.AH2]/[.AH$7])">
            <text:p/>
          </table:table-cell>
          <table:table-cell table:formula="of:=IF(ISBLANK([$Feuille1.AI$1]);&quot;&quot;;[.AI2]/[.AI$7])">
            <text:p/>
          </table:table-cell>
          <table:table-cell table:formula="of:=IF(ISBLANK([$Feuille1.AJ$1]);&quot;&quot;;[.AJ2]/[.AJ$7])">
            <text:p/>
          </table:table-cell>
          <table:table-cell table:formula="of:=IF(ISBLANK([$Feuille1.AK$1]);&quot;&quot;;[.AK2]/[.AK$7])">
            <text:p/>
          </table:table-cell>
          <table:table-cell table:formula="of:=IF(ISBLANK([$Feuille1.AL$1]);&quot;&quot;;[.AL2]/[.AL$7])">
            <text:p/>
          </table:table-cell>
          <table:table-cell table:formula="of:=IF(ISBLANK([$Feuille1.AM$1]);&quot;&quot;;[.AM2]/[.AM$7])">
            <text:p/>
          </table:table-cell>
          <table:table-cell table:formula="of:=IF(ISBLANK([$Feuille1.AN$1]);&quot;&quot;;[.AN2]/[.AN$7])">
            <text:p/>
          </table:table-cell>
          <table:table-cell table:formula="of:=IF(ISBLANK([$Feuille1.AO$1]);&quot;&quot;;[.AO2]/[.AO$7])">
            <text:p/>
          </table:table-cell>
          <table:table-cell table:formula="of:=IF(ISBLANK([$Feuille1.AP$1]);&quot;&quot;;[.AP2]/[.AP$7])">
            <text:p/>
          </table:table-cell>
          <table:table-cell table:formula="of:=IF(ISBLANK([$Feuille1.AQ$1]);&quot;&quot;;[.AQ2]/[.AQ$7])">
            <text:p/>
          </table:table-cell>
          <table:table-cell table:formula="of:=IF(ISBLANK([$Feuille1.AR$1]);&quot;&quot;;[.AR2]/[.AR$7])">
            <text:p/>
          </table:table-cell>
          <table:table-cell table:formula="of:=IF(ISBLANK([$Feuille1.AS$1]);&quot;&quot;;[.AS2]/[.AS$7])">
            <text:p/>
          </table:table-cell>
          <table:table-cell table:formula="of:=IF(ISBLANK([$Feuille1.AT$1]);&quot;&quot;;[.AT2]/[.AT$7])">
            <text:p/>
          </table:table-cell>
          <table:table-cell table:formula="of:=IF(ISBLANK([$Feuille1.AU$1]);&quot;&quot;;[.AU2]/[.AU$7])">
            <text:p/>
          </table:table-cell>
          <table:table-cell table:formula="of:=IF(ISBLANK([$Feuille1.AV$1]);&quot;&quot;;[.AV2]/[.AV$7])">
            <text:p/>
          </table:table-cell>
          <table:table-cell table:formula="of:=IF(ISBLANK([$Feuille1.AW$1]);&quot;&quot;;[.AW2]/[.AW$7])">
            <text:p/>
          </table:table-cell>
          <table:table-cell table:formula="of:=IF(ISBLANK([$Feuille1.AX$1]);&quot;&quot;;[.AX2]/[.AX$7])">
            <text:p/>
          </table:table-cell>
          <table:table-cell table:formula="of:=IF(ISBLANK([$Feuille1.AY$1]);&quot;&quot;;[.AY2]/[.AY$7])">
            <text:p/>
          </table:table-cell>
          <table:table-cell table:formula="of:=IF(ISBLANK([$Feuille1.AZ$1]);&quot;&quot;;[.AZ2]/[.AZ$7])">
            <text:p/>
          </table:table-cell>
          <table:table-cell table:formula="of:=IF(ISBLANK([$Feuille1.BA$1]);&quot;&quot;;[.BA2]/[.BA$7])">
            <text:p/>
          </table:table-cell>
          <table:table-cell table:formula="of:=IF(ISBLANK([$Feuille1.BB$1]);&quot;&quot;;[.BB2]/[.BB$7])">
            <text:p/>
          </table:table-cell>
          <table:table-cell table:formula="of:=IF(ISBLANK([$Feuille1.BC$1]);&quot;&quot;;[.BC2]/[.BC$7])">
            <text:p/>
          </table:table-cell>
          <table:table-cell table:formula="of:=IF(ISBLANK([$Feuille1.BD$1]);&quot;&quot;;[.BD2]/[.BD$7])">
            <text:p/>
          </table:table-cell>
          <table:table-cell table:formula="of:=IF(ISBLANK([$Feuille1.BE$1]);&quot;&quot;;[.BE2]/[.BE$7])">
            <text:p/>
          </table:table-cell>
          <table:table-cell table:formula="of:=IF(ISBLANK([$Feuille1.BF$1]);&quot;&quot;;[.BF2]/[.BF$7])">
            <text:p/>
          </table:table-cell>
          <table:table-cell table:formula="of:=IF(ISBLANK([$Feuille1.BG$1]);&quot;&quot;;[.BG2]/[.BG$7])">
            <text:p/>
          </table:table-cell>
          <table:table-cell table:formula="of:=IF(ISBLANK([$Feuille1.BH$1]);&quot;&quot;;[.BH2]/[.BH$7])">
            <text:p/>
          </table:table-cell>
          <table:table-cell table:formula="of:=IF(ISBLANK([$Feuille1.BI$1]);&quot;&quot;;[.BI2]/[.BI$7])">
            <text:p/>
          </table:table-cell>
          <table:table-cell table:formula="of:=IF(ISBLANK([$Feuille1.BJ$1]);&quot;&quot;;[.BJ2]/[.BJ$7])">
            <text:p/>
          </table:table-cell>
          <table:table-cell table:formula="of:=IF(ISBLANK([$Feuille1.BK$1]);&quot;&quot;;[.BK2]/[.BK$7])">
            <text:p/>
          </table:table-cell>
          <table:table-cell table:formula="of:=IF(ISBLANK([$Feuille1.BL$1]);&quot;&quot;;[.BL2]/[.BL$7])">
            <text:p/>
          </table:table-cell>
          <table:table-cell table:formula="of:=IF(ISBLANK([$Feuille1.BM$1]);&quot;&quot;;[.BM2]/[.BM$7])">
            <text:p/>
          </table:table-cell>
          <table:table-cell table:formula="of:=IF(ISBLANK([$Feuille1.BN$1]);&quot;&quot;;[.BN2]/[.BN$7])">
            <text:p/>
          </table:table-cell>
          <table:table-cell table:formula="of:=IF(ISBLANK([$Feuille1.BO$1]);&quot;&quot;;[.BO2]/[.BO$7])">
            <text:p/>
          </table:table-cell>
          <table:table-cell table:formula="of:=IF(ISBLANK([$Feuille1.BP$1]);&quot;&quot;;[.BP2]/[.BP$7])">
            <text:p/>
          </table:table-cell>
          <table:table-cell table:formula="of:=IF(ISBLANK([$Feuille1.BQ$1]);&quot;&quot;;[.BQ2]/[.BQ$7])">
            <text:p/>
          </table:table-cell>
          <table:table-cell table:formula="of:=IF(ISBLANK([$Feuille1.BR$1]);&quot;&quot;;[.BR2]/[.BR$7])">
            <text:p/>
          </table:table-cell>
          <table:table-cell table:formula="of:=IF(ISBLANK([$Feuille1.BS$1]);&quot;&quot;;[.BS2]/[.BS$7])">
            <text:p/>
          </table:table-cell>
          <table:table-cell table:formula="of:=IF(ISBLANK([$Feuille1.BT$1]);&quot;&quot;;[.BT2]/[.BT$7])">
            <text:p/>
          </table:table-cell>
          <table:table-cell table:formula="of:=IF(ISBLANK([$Feuille1.BU$1]);&quot;&quot;;[.BU2]/[.BU$7])">
            <text:p/>
          </table:table-cell>
          <table:table-cell table:formula="of:=IF(ISBLANK([$Feuille1.BV$1]);&quot;&quot;;[.BV2]/[.BV$7])">
            <text:p/>
          </table:table-cell>
          <table:table-cell table:formula="of:=IF(ISBLANK([$Feuille1.BW$1]);&quot;&quot;;[.BW2]/[.BW$7])">
            <text:p/>
          </table:table-cell>
          <table:table-cell table:formula="of:=IF(ISBLANK([$Feuille1.BX$1]);&quot;&quot;;[.BX2]/[.BX$7])">
            <text:p/>
          </table:table-cell>
          <table:table-cell table:formula="of:=IF(ISBLANK([$Feuille1.BY$1]);&quot;&quot;;[.BY2]/[.BY$7])">
            <text:p/>
          </table:table-cell>
          <table:table-cell table:formula="of:=IF(ISBLANK([$Feuille1.BZ$1]);&quot;&quot;;[.BZ2]/[.BZ$7])">
            <text:p/>
          </table:table-cell>
          <table:table-cell table:formula="of:=IF(ISBLANK([$Feuille1.CA$1]);&quot;&quot;;[.CA2]/[.CA$7])">
            <text:p/>
          </table:table-cell>
          <table:table-cell table:formula="of:=IF(ISBLANK([$Feuille1.CB$1]);&quot;&quot;;[.CB2]/[.CB$7])">
            <text:p/>
          </table:table-cell>
          <table:table-cell table:formula="of:=IF(ISBLANK([$Feuille1.CC$1]);&quot;&quot;;[.CC2]/[.CC$7])">
            <text:p/>
          </table:table-cell>
          <table:table-cell table:formula="of:=IF(ISBLANK([$Feuille1.CD$1]);&quot;&quot;;[.CD2]/[.CD$7])">
            <text:p/>
          </table:table-cell>
          <table:table-cell table:formula="of:=IF(ISBLANK([$Feuille1.CE$1]);&quot;&quot;;[.CE2]/[.CE$7])">
            <text:p/>
          </table:table-cell>
          <table:table-cell table:formula="of:=IF(ISBLANK([$Feuille1.CF$1]);&quot;&quot;;[.CF2]/[.CF$7])">
            <text:p/>
          </table:table-cell>
          <table:table-cell table:formula="of:=IF(ISBLANK([$Feuille1.CG$1]);&quot;&quot;;[.CG2]/[.CG$7])">
            <text:p/>
          </table:table-cell>
          <table:table-cell table:formula="of:=IF(ISBLANK([$Feuille1.CH$1]);&quot;&quot;;[.CH2]/[.CH$7])">
            <text:p/>
          </table:table-cell>
          <table:table-cell table:formula="of:=IF(ISBLANK([$Feuille1.CI$1]);&quot;&quot;;[.CI2]/[.CI$7])">
            <text:p/>
          </table:table-cell>
          <table:table-cell table:formula="of:=IF(ISBLANK([$Feuille1.CJ$1]);&quot;&quot;;[.CJ2]/[.CJ$7])">
            <text:p/>
          </table:table-cell>
          <table:table-cell table:formula="of:=IF(ISBLANK([$Feuille1.CK$1]);&quot;&quot;;[.CK2]/[.CK$7])">
            <text:p/>
          </table:table-cell>
          <table:table-cell table:formula="of:=IF(ISBLANK([$Feuille1.CL$1]);&quot;&quot;;[.CL2]/[.CL$7])">
            <text:p/>
          </table:table-cell>
          <table:table-cell table:formula="of:=IF(ISBLANK([$Feuille1.CM$1]);&quot;&quot;;[.CM2]/[.CM$7])">
            <text:p/>
          </table:table-cell>
          <table:table-cell table:formula="of:=IF(ISBLANK([$Feuille1.CN$1]);&quot;&quot;;[.CN2]/[.CN$7])">
            <text:p/>
          </table:table-cell>
          <table:table-cell table:formula="of:=IF(ISBLANK([$Feuille1.CO$1]);&quot;&quot;;[.CO2]/[.CO$7])">
            <text:p/>
          </table:table-cell>
          <table:table-cell table:formula="of:=IF(ISBLANK([$Feuille1.CP$1]);&quot;&quot;;[.CP2]/[.CP$7])">
            <text:p/>
          </table:table-cell>
          <table:table-cell table:formula="of:=IF(ISBLANK([$Feuille1.CQ$1]);&quot;&quot;;[.CQ2]/[.CQ$7])">
            <text:p/>
          </table:table-cell>
          <table:table-cell table:formula="of:=IF(ISBLANK([$Feuille1.CR$1]);&quot;&quot;;[.CR2]/[.CR$7])">
            <text:p/>
          </table:table-cell>
          <table:table-cell table:formula="of:=IF(ISBLANK([$Feuille1.CS$1]);&quot;&quot;;[.CS2]/[.CS$7])">
            <text:p/>
          </table:table-cell>
          <table:table-cell table:formula="of:=IF(ISBLANK([$Feuille1.CT$1]);&quot;&quot;;[.CT2]/[.CT$7])">
            <text:p/>
          </table:table-cell>
          <table:table-cell table:formula="of:=IF(ISBLANK([$Feuille1.CU$1]);&quot;&quot;;[.CU2]/[.CU$7])">
            <text:p/>
          </table:table-cell>
          <table:table-cell table:formula="of:=IF(ISBLANK([$Feuille1.CV$1]);&quot;&quot;;[.CV2]/[.CV$7])">
            <text:p/>
          </table:table-cell>
          <table:table-cell table:formula="of:=IF(ISBLANK([$Feuille1.CW$1]);&quot;&quot;;[.CW2]/[.CW$7])">
            <text:p/>
          </table:table-cell>
          <table:table-cell table:formula="of:=IF(ISBLANK([$Feuille1.CX$1]);&quot;&quot;;[.CX2]/[.CX$7])">
            <text:p/>
          </table:table-cell>
          <table:table-cell table:formula="of:=IF(ISBLANK([$Feuille1.CY$1]);&quot;&quot;;[.CY2]/[.CY$7])">
            <text:p/>
          </table:table-cell>
          <table:table-cell table:formula="of:=IF(ISBLANK([$Feuille1.CZ$1]);&quot;&quot;;[.CZ2]/[.CZ$7])">
            <text:p/>
          </table:table-cell>
          <table:table-cell table:formula="of:=IF(ISBLANK([$Feuille1.DA$1]);&quot;&quot;;[.DA2]/[.DA$7])">
            <text:p/>
          </table:table-cell>
          <table:table-cell table:formula="of:=IF(ISBLANK([$Feuille1.DB$1]);&quot;&quot;;[.DB2]/[.DB$7])">
            <text:p/>
          </table:table-cell>
          <table:table-cell table:formula="of:=IF(ISBLANK([$Feuille1.DC$1]);&quot;&quot;;[.DC2]/[.DC$7])">
            <text:p/>
          </table:table-cell>
          <table:table-cell table:formula="of:=IF(ISBLANK([$Feuille1.DD$1]);&quot;&quot;;[.DD2]/[.DD$7])">
            <text:p/>
          </table:table-cell>
          <table:table-cell table:formula="of:=IF(ISBLANK([$Feuille1.DE$1]);&quot;&quot;;[.DE2]/[.DE$7])">
            <text:p/>
          </table:table-cell>
          <table:table-cell table:formula="of:=IF(ISBLANK([$Feuille1.DF$1]);&quot;&quot;;[.DF2]/[.DF$7])">
            <text:p/>
          </table:table-cell>
          <table:table-cell table:formula="of:=IF(ISBLANK([$Feuille1.DG$1]);&quot;&quot;;[.DG2]/[.DG$7])">
            <text:p/>
          </table:table-cell>
          <table:table-cell table:formula="of:=IF(ISBLANK([$Feuille1.DH$1]);&quot;&quot;;[.DH2]/[.DH$7])">
            <text:p/>
          </table:table-cell>
          <table:table-cell table:formula="of:=IF(ISBLANK([$Feuille1.DI$1]);&quot;&quot;;[.DI2]/[.DI$7])">
            <text:p/>
          </table:table-cell>
          <table:table-cell table:formula="of:=IF(ISBLANK([$Feuille1.DJ$1]);&quot;&quot;;[.DJ2]/[.DJ$7])">
            <text:p/>
          </table:table-cell>
          <table:table-cell table:formula="of:=IF(ISBLANK([$Feuille1.DK$1]);&quot;&quot;;[.DK2]/[.DK$7])">
            <text:p/>
          </table:table-cell>
          <table:table-cell table:formula="of:=IF(ISBLANK([$Feuille1.DL$1]);&quot;&quot;;[.DL2]/[.DL$7])">
            <text:p/>
          </table:table-cell>
          <table:table-cell table:formula="of:=IF(ISBLANK([$Feuille1.DM$1]);&quot;&quot;;[.DM2]/[.DM$7])">
            <text:p/>
          </table:table-cell>
          <table:table-cell table:formula="of:=IF(ISBLANK([$Feuille1.DN$1]);&quot;&quot;;[.DN2]/[.DN$7])">
            <text:p/>
          </table:table-cell>
          <table:table-cell table:formula="of:=IF(ISBLANK([$Feuille1.DO$1]);&quot;&quot;;[.DO2]/[.DO$7])">
            <text:p/>
          </table:table-cell>
          <table:table-cell table:formula="of:=IF(ISBLANK([$Feuille1.DP$1]);&quot;&quot;;[.DP2]/[.DP$7])">
            <text:p/>
          </table:table-cell>
          <table:table-cell table:formula="of:=IF(ISBLANK([$Feuille1.DQ$1]);&quot;&quot;;[.DQ2]/[.DQ$7])">
            <text:p/>
          </table:table-cell>
          <table:table-cell table:formula="of:=IF(ISBLANK([$Feuille1.DR$1]);&quot;&quot;;[.DR2]/[.DR$7])">
            <text:p/>
          </table:table-cell>
          <table:table-cell table:formula="of:=IF(ISBLANK([$Feuille1.DS$1]);&quot;&quot;;[.DS2]/[.DS$7])">
            <text:p/>
          </table:table-cell>
          <table:table-cell table:formula="of:=IF(ISBLANK([$Feuille1.DT$1]);&quot;&quot;;[.DT2]/[.DT$7])">
            <text:p/>
          </table:table-cell>
          <table:table-cell table:formula="of:=IF(ISBLANK([$Feuille1.DU$1]);&quot;&quot;;[.DU2]/[.DU$7])">
            <text:p/>
          </table:table-cell>
          <table:table-cell table:formula="of:=IF(ISBLANK([$Feuille1.DV$1]);&quot;&quot;;[.DV2]/[.DV$7])">
            <text:p/>
          </table:table-cell>
          <table:table-cell table:formula="of:=IF(ISBLANK([$Feuille1.DW$1]);&quot;&quot;;[.DW2]/[.DW$7])">
            <text:p/>
          </table:table-cell>
          <table:table-cell table:formula="of:=IF(ISBLANK([$Feuille1.DX$1]);&quot;&quot;;[.DX2]/[.DX$7])">
            <text:p/>
          </table:table-cell>
          <table:table-cell table:formula="of:=IF(ISBLANK([$Feuille1.DY$1]);&quot;&quot;;[.DY2]/[.DY$7])">
            <text:p/>
          </table:table-cell>
          <table:table-cell table:formula="of:=IF(ISBLANK([$Feuille1.DZ$1]);&quot;&quot;;[.DZ2]/[.DZ$7])">
            <text:p/>
          </table:table-cell>
          <table:table-cell table:formula="of:=IF(ISBLANK([$Feuille1.EA$1]);&quot;&quot;;[.EA2]/[.EA$7])">
            <text:p/>
          </table:table-cell>
          <table:table-cell table:number-columns-repeated="16253"/>
        </table:table-row>
        <table:table-row table:style-name="ro1">
          <table:table-cell table:style-name="ce5" office:value-type="string" calcext:value-type="string">
            <text:p>Nbre heures payé</text:p>
          </table:table-cell>
          <table:table-cell table:formula="of:=IF(ISBLANK([$Feuille1.B$1]);&quot;&quot;;[.B3]/[.B$7])" office:value-type="string" office:string-value="" calcext:value-type="error">
            <text:p>#DIV/0!</text:p>
          </table:table-cell>
          <table:table-cell table:formula="of:=IF(ISBLANK([$Feuille1.C1]);&quot;&quot;;[.C3]/[.C7])">
            <text:p/>
          </table:table-cell>
          <table:table-cell table:formula="of:=IF(ISBLANK([$Feuille1.D1]);&quot;&quot;;[.D3]/[.D7])">
            <text:p/>
          </table:table-cell>
          <table:table-cell table:formula="of:=IF(ISBLANK([$Feuille1.E1]);&quot;&quot;;[.E3]/[.E7])">
            <text:p/>
          </table:table-cell>
          <table:table-cell table:formula="of:=IF(ISBLANK([$Feuille1.F1]);&quot;&quot;;[.F3]/[.F7])">
            <text:p/>
          </table:table-cell>
          <table:table-cell table:formula="of:=IF(ISBLANK([$Feuille1.G1]);&quot;&quot;;[.G3]/[.G7])">
            <text:p/>
          </table:table-cell>
          <table:table-cell table:formula="of:=IF(ISBLANK([$Feuille1.H1]);&quot;&quot;;[.H3]/[.H7])">
            <text:p/>
          </table:table-cell>
          <table:table-cell table:formula="of:=IF(ISBLANK([$Feuille1.I1]);&quot;&quot;;[.I3]/[.I7])">
            <text:p/>
          </table:table-cell>
          <table:table-cell table:formula="of:=IF(ISBLANK([$Feuille1.J1]);&quot;&quot;;[.J3]/[.J7])">
            <text:p/>
          </table:table-cell>
          <table:table-cell table:formula="of:=IF(ISBLANK([$Feuille1.K1]);&quot;&quot;;[.K3]/[.K7])">
            <text:p/>
          </table:table-cell>
          <table:table-cell table:formula="of:=IF(ISBLANK([$Feuille1.L1]);&quot;&quot;;[.L3]/[.L7])">
            <text:p/>
          </table:table-cell>
          <table:table-cell table:formula="of:=IF(ISBLANK([$Feuille1.M1]);&quot;&quot;;[.M3]/[.M7])">
            <text:p/>
          </table:table-cell>
          <table:table-cell table:formula="of:=IF(ISBLANK([$Feuille1.N1]);&quot;&quot;;[.N3]/[.N7])">
            <text:p/>
          </table:table-cell>
          <table:table-cell table:formula="of:=IF(ISBLANK([$Feuille1.O1]);&quot;&quot;;[.O3]/[.O7])">
            <text:p/>
          </table:table-cell>
          <table:table-cell table:formula="of:=IF(ISBLANK([$Feuille1.P1]);&quot;&quot;;[.P3]/[.P7])">
            <text:p/>
          </table:table-cell>
          <table:table-cell table:formula="of:=IF(ISBLANK([$Feuille1.Q1]);&quot;&quot;;[.Q3]/[.Q7])">
            <text:p/>
          </table:table-cell>
          <table:table-cell table:formula="of:=IF(ISBLANK([$Feuille1.R1]);&quot;&quot;;[.R3]/[.R7])">
            <text:p/>
          </table:table-cell>
          <table:table-cell table:formula="of:=IF(ISBLANK([$Feuille1.S1]);&quot;&quot;;[.S3]/[.S7])">
            <text:p/>
          </table:table-cell>
          <table:table-cell table:formula="of:=IF(ISBLANK([$Feuille1.T1]);&quot;&quot;;[.T3]/[.T7])">
            <text:p/>
          </table:table-cell>
          <table:table-cell table:formula="of:=IF(ISBLANK([$Feuille1.U1]);&quot;&quot;;[.U3]/[.U7])">
            <text:p/>
          </table:table-cell>
          <table:table-cell table:formula="of:=IF(ISBLANK([$Feuille1.V1]);&quot;&quot;;[.V3]/[.V7])">
            <text:p/>
          </table:table-cell>
          <table:table-cell table:formula="of:=IF(ISBLANK([$Feuille1.W1]);&quot;&quot;;[.W3]/[.W7])">
            <text:p/>
          </table:table-cell>
          <table:table-cell table:formula="of:=IF(ISBLANK([$Feuille1.X1]);&quot;&quot;;[.X3]/[.X7])">
            <text:p/>
          </table:table-cell>
          <table:table-cell table:formula="of:=IF(ISBLANK([$Feuille1.Y1]);&quot;&quot;;[.Y3]/[.Y7])">
            <text:p/>
          </table:table-cell>
          <table:table-cell table:formula="of:=IF(ISBLANK([$Feuille1.Z1]);&quot;&quot;;[.Z3]/[.Z7])">
            <text:p/>
          </table:table-cell>
          <table:table-cell table:formula="of:=IF(ISBLANK([$Feuille1.AA1]);&quot;&quot;;[.AA3]/[.AA7])">
            <text:p/>
          </table:table-cell>
          <table:table-cell table:formula="of:=IF(ISBLANK([$Feuille1.AB1]);&quot;&quot;;[.AB3]/[.AB7])">
            <text:p/>
          </table:table-cell>
          <table:table-cell table:formula="of:=IF(ISBLANK([$Feuille1.AC1]);&quot;&quot;;[.AC3]/[.AC7])">
            <text:p/>
          </table:table-cell>
          <table:table-cell table:formula="of:=IF(ISBLANK([$Feuille1.AD1]);&quot;&quot;;[.AD3]/[.AD7])">
            <text:p/>
          </table:table-cell>
          <table:table-cell table:formula="of:=IF(ISBLANK([$Feuille1.AE1]);&quot;&quot;;[.AE3]/[.AE7])">
            <text:p/>
          </table:table-cell>
          <table:table-cell table:formula="of:=IF(ISBLANK([$Feuille1.AF1]);&quot;&quot;;[.AF3]/[.AF7])">
            <text:p/>
          </table:table-cell>
          <table:table-cell table:formula="of:=IF(ISBLANK([$Feuille1.AG1]);&quot;&quot;;[.AG3]/[.AG7])">
            <text:p/>
          </table:table-cell>
          <table:table-cell table:formula="of:=IF(ISBLANK([$Feuille1.AH1]);&quot;&quot;;[.AH3]/[.AH7])">
            <text:p/>
          </table:table-cell>
          <table:table-cell table:formula="of:=IF(ISBLANK([$Feuille1.AI1]);&quot;&quot;;[.AI3]/[.AI7])">
            <text:p/>
          </table:table-cell>
          <table:table-cell table:formula="of:=IF(ISBLANK([$Feuille1.AJ1]);&quot;&quot;;[.AJ3]/[.AJ7])">
            <text:p/>
          </table:table-cell>
          <table:table-cell table:formula="of:=IF(ISBLANK([$Feuille1.AK1]);&quot;&quot;;[.AK3]/[.AK7])">
            <text:p/>
          </table:table-cell>
          <table:table-cell table:formula="of:=IF(ISBLANK([$Feuille1.AL1]);&quot;&quot;;[.AL3]/[.AL7])">
            <text:p/>
          </table:table-cell>
          <table:table-cell table:formula="of:=IF(ISBLANK([$Feuille1.AM1]);&quot;&quot;;[.AM3]/[.AM7])">
            <text:p/>
          </table:table-cell>
          <table:table-cell table:formula="of:=IF(ISBLANK([$Feuille1.AN1]);&quot;&quot;;[.AN3]/[.AN7])">
            <text:p/>
          </table:table-cell>
          <table:table-cell table:formula="of:=IF(ISBLANK([$Feuille1.AO1]);&quot;&quot;;[.AO3]/[.AO7])">
            <text:p/>
          </table:table-cell>
          <table:table-cell table:formula="of:=IF(ISBLANK([$Feuille1.AP1]);&quot;&quot;;[.AP3]/[.AP7])">
            <text:p/>
          </table:table-cell>
          <table:table-cell table:formula="of:=IF(ISBLANK([$Feuille1.AQ1]);&quot;&quot;;[.AQ3]/[.AQ7])">
            <text:p/>
          </table:table-cell>
          <table:table-cell table:formula="of:=IF(ISBLANK([$Feuille1.AR1]);&quot;&quot;;[.AR3]/[.AR7])">
            <text:p/>
          </table:table-cell>
          <table:table-cell table:formula="of:=IF(ISBLANK([$Feuille1.AS1]);&quot;&quot;;[.AS3]/[.AS7])">
            <text:p/>
          </table:table-cell>
          <table:table-cell table:formula="of:=IF(ISBLANK([$Feuille1.AT1]);&quot;&quot;;[.AT3]/[.AT7])">
            <text:p/>
          </table:table-cell>
          <table:table-cell table:formula="of:=IF(ISBLANK([$Feuille1.AU1]);&quot;&quot;;[.AU3]/[.AU7])">
            <text:p/>
          </table:table-cell>
          <table:table-cell table:formula="of:=IF(ISBLANK([$Feuille1.AV1]);&quot;&quot;;[.AV3]/[.AV7])">
            <text:p/>
          </table:table-cell>
          <table:table-cell table:formula="of:=IF(ISBLANK([$Feuille1.AW1]);&quot;&quot;;[.AW3]/[.AW7])">
            <text:p/>
          </table:table-cell>
          <table:table-cell table:formula="of:=IF(ISBLANK([$Feuille1.AX1]);&quot;&quot;;[.AX3]/[.AX7])">
            <text:p/>
          </table:table-cell>
          <table:table-cell table:formula="of:=IF(ISBLANK([$Feuille1.AY1]);&quot;&quot;;[.AY3]/[.AY7])">
            <text:p/>
          </table:table-cell>
          <table:table-cell table:formula="of:=IF(ISBLANK([$Feuille1.AZ1]);&quot;&quot;;[.AZ3]/[.AZ7])">
            <text:p/>
          </table:table-cell>
          <table:table-cell table:formula="of:=IF(ISBLANK([$Feuille1.BA1]);&quot;&quot;;[.BA3]/[.BA7])">
            <text:p/>
          </table:table-cell>
          <table:table-cell table:formula="of:=IF(ISBLANK([$Feuille1.BB1]);&quot;&quot;;[.BB3]/[.BB7])">
            <text:p/>
          </table:table-cell>
          <table:table-cell table:formula="of:=IF(ISBLANK([$Feuille1.BC1]);&quot;&quot;;[.BC3]/[.BC7])">
            <text:p/>
          </table:table-cell>
          <table:table-cell table:formula="of:=IF(ISBLANK([$Feuille1.BD1]);&quot;&quot;;[.BD3]/[.BD7])">
            <text:p/>
          </table:table-cell>
          <table:table-cell table:formula="of:=IF(ISBLANK([$Feuille1.BE1]);&quot;&quot;;[.BE3]/[.BE7])">
            <text:p/>
          </table:table-cell>
          <table:table-cell table:formula="of:=IF(ISBLANK([$Feuille1.BF1]);&quot;&quot;;[.BF3]/[.BF7])">
            <text:p/>
          </table:table-cell>
          <table:table-cell table:formula="of:=IF(ISBLANK([$Feuille1.BG1]);&quot;&quot;;[.BG3]/[.BG7])">
            <text:p/>
          </table:table-cell>
          <table:table-cell table:formula="of:=IF(ISBLANK([$Feuille1.BH1]);&quot;&quot;;[.BH3]/[.BH7])">
            <text:p/>
          </table:table-cell>
          <table:table-cell table:formula="of:=IF(ISBLANK([$Feuille1.BI1]);&quot;&quot;;[.BI3]/[.BI7])">
            <text:p/>
          </table:table-cell>
          <table:table-cell table:formula="of:=IF(ISBLANK([$Feuille1.BJ1]);&quot;&quot;;[.BJ3]/[.BJ7])">
            <text:p/>
          </table:table-cell>
          <table:table-cell table:formula="of:=IF(ISBLANK([$Feuille1.BK1]);&quot;&quot;;[.BK3]/[.BK7])">
            <text:p/>
          </table:table-cell>
          <table:table-cell table:formula="of:=IF(ISBLANK([$Feuille1.BL1]);&quot;&quot;;[.BL3]/[.BL7])">
            <text:p/>
          </table:table-cell>
          <table:table-cell table:formula="of:=IF(ISBLANK([$Feuille1.BM1]);&quot;&quot;;[.BM3]/[.BM7])">
            <text:p/>
          </table:table-cell>
          <table:table-cell table:formula="of:=IF(ISBLANK([$Feuille1.BN1]);&quot;&quot;;[.BN3]/[.BN7])">
            <text:p/>
          </table:table-cell>
          <table:table-cell table:formula="of:=IF(ISBLANK([$Feuille1.BO1]);&quot;&quot;;[.BO3]/[.BO7])">
            <text:p/>
          </table:table-cell>
          <table:table-cell table:formula="of:=IF(ISBLANK([$Feuille1.BP1]);&quot;&quot;;[.BP3]/[.BP7])">
            <text:p/>
          </table:table-cell>
          <table:table-cell table:formula="of:=IF(ISBLANK([$Feuille1.BQ1]);&quot;&quot;;[.BQ3]/[.BQ7])">
            <text:p/>
          </table:table-cell>
          <table:table-cell table:formula="of:=IF(ISBLANK([$Feuille1.BR1]);&quot;&quot;;[.BR3]/[.BR7])">
            <text:p/>
          </table:table-cell>
          <table:table-cell table:formula="of:=IF(ISBLANK([$Feuille1.BS1]);&quot;&quot;;[.BS3]/[.BS7])">
            <text:p/>
          </table:table-cell>
          <table:table-cell table:formula="of:=IF(ISBLANK([$Feuille1.BT1]);&quot;&quot;;[.BT3]/[.BT7])">
            <text:p/>
          </table:table-cell>
          <table:table-cell table:formula="of:=IF(ISBLANK([$Feuille1.BU1]);&quot;&quot;;[.BU3]/[.BU7])">
            <text:p/>
          </table:table-cell>
          <table:table-cell table:formula="of:=IF(ISBLANK([$Feuille1.BV1]);&quot;&quot;;[.BV3]/[.BV7])">
            <text:p/>
          </table:table-cell>
          <table:table-cell table:formula="of:=IF(ISBLANK([$Feuille1.BW1]);&quot;&quot;;[.BW3]/[.BW7])">
            <text:p/>
          </table:table-cell>
          <table:table-cell table:formula="of:=IF(ISBLANK([$Feuille1.BX1]);&quot;&quot;;[.BX3]/[.BX7])">
            <text:p/>
          </table:table-cell>
          <table:table-cell table:formula="of:=IF(ISBLANK([$Feuille1.BY1]);&quot;&quot;;[.BY3]/[.BY7])">
            <text:p/>
          </table:table-cell>
          <table:table-cell table:formula="of:=IF(ISBLANK([$Feuille1.BZ1]);&quot;&quot;;[.BZ3]/[.BZ7])">
            <text:p/>
          </table:table-cell>
          <table:table-cell table:formula="of:=IF(ISBLANK([$Feuille1.CA1]);&quot;&quot;;[.CA3]/[.CA7])">
            <text:p/>
          </table:table-cell>
          <table:table-cell table:formula="of:=IF(ISBLANK([$Feuille1.CB1]);&quot;&quot;;[.CB3]/[.CB7])">
            <text:p/>
          </table:table-cell>
          <table:table-cell table:formula="of:=IF(ISBLANK([$Feuille1.CC1]);&quot;&quot;;[.CC3]/[.CC7])">
            <text:p/>
          </table:table-cell>
          <table:table-cell table:formula="of:=IF(ISBLANK([$Feuille1.CD1]);&quot;&quot;;[.CD3]/[.CD7])">
            <text:p/>
          </table:table-cell>
          <table:table-cell table:formula="of:=IF(ISBLANK([$Feuille1.CE1]);&quot;&quot;;[.CE3]/[.CE7])">
            <text:p/>
          </table:table-cell>
          <table:table-cell table:formula="of:=IF(ISBLANK([$Feuille1.CF1]);&quot;&quot;;[.CF3]/[.CF7])">
            <text:p/>
          </table:table-cell>
          <table:table-cell table:formula="of:=IF(ISBLANK([$Feuille1.CG1]);&quot;&quot;;[.CG3]/[.CG7])">
            <text:p/>
          </table:table-cell>
          <table:table-cell table:formula="of:=IF(ISBLANK([$Feuille1.CH1]);&quot;&quot;;[.CH3]/[.CH7])">
            <text:p/>
          </table:table-cell>
          <table:table-cell table:formula="of:=IF(ISBLANK([$Feuille1.CI1]);&quot;&quot;;[.CI3]/[.CI7])">
            <text:p/>
          </table:table-cell>
          <table:table-cell table:formula="of:=IF(ISBLANK([$Feuille1.CJ1]);&quot;&quot;;[.CJ3]/[.CJ7])">
            <text:p/>
          </table:table-cell>
          <table:table-cell table:formula="of:=IF(ISBLANK([$Feuille1.CK1]);&quot;&quot;;[.CK3]/[.CK7])">
            <text:p/>
          </table:table-cell>
          <table:table-cell table:formula="of:=IF(ISBLANK([$Feuille1.CL1]);&quot;&quot;;[.CL3]/[.CL7])">
            <text:p/>
          </table:table-cell>
          <table:table-cell table:formula="of:=IF(ISBLANK([$Feuille1.CM1]);&quot;&quot;;[.CM3]/[.CM7])">
            <text:p/>
          </table:table-cell>
          <table:table-cell table:formula="of:=IF(ISBLANK([$Feuille1.CN1]);&quot;&quot;;[.CN3]/[.CN7])">
            <text:p/>
          </table:table-cell>
          <table:table-cell table:formula="of:=IF(ISBLANK([$Feuille1.CO1]);&quot;&quot;;[.CO3]/[.CO7])">
            <text:p/>
          </table:table-cell>
          <table:table-cell table:formula="of:=IF(ISBLANK([$Feuille1.CP1]);&quot;&quot;;[.CP3]/[.CP7])">
            <text:p/>
          </table:table-cell>
          <table:table-cell table:formula="of:=IF(ISBLANK([$Feuille1.CQ1]);&quot;&quot;;[.CQ3]/[.CQ7])">
            <text:p/>
          </table:table-cell>
          <table:table-cell table:formula="of:=IF(ISBLANK([$Feuille1.CR1]);&quot;&quot;;[.CR3]/[.CR7])">
            <text:p/>
          </table:table-cell>
          <table:table-cell table:formula="of:=IF(ISBLANK([$Feuille1.CS1]);&quot;&quot;;[.CS3]/[.CS7])">
            <text:p/>
          </table:table-cell>
          <table:table-cell table:formula="of:=IF(ISBLANK([$Feuille1.CT1]);&quot;&quot;;[.CT3]/[.CT7])">
            <text:p/>
          </table:table-cell>
          <table:table-cell table:formula="of:=IF(ISBLANK([$Feuille1.CU1]);&quot;&quot;;[.CU3]/[.CU7])">
            <text:p/>
          </table:table-cell>
          <table:table-cell table:formula="of:=IF(ISBLANK([$Feuille1.CV1]);&quot;&quot;;[.CV3]/[.CV7])">
            <text:p/>
          </table:table-cell>
          <table:table-cell table:formula="of:=IF(ISBLANK([$Feuille1.CW1]);&quot;&quot;;[.CW3]/[.CW7])">
            <text:p/>
          </table:table-cell>
          <table:table-cell table:formula="of:=IF(ISBLANK([$Feuille1.CX1]);&quot;&quot;;[.CX3]/[.CX7])">
            <text:p/>
          </table:table-cell>
          <table:table-cell table:formula="of:=IF(ISBLANK([$Feuille1.CY1]);&quot;&quot;;[.CY3]/[.CY7])">
            <text:p/>
          </table:table-cell>
          <table:table-cell table:formula="of:=IF(ISBLANK([$Feuille1.CZ1]);&quot;&quot;;[.CZ3]/[.CZ7])">
            <text:p/>
          </table:table-cell>
          <table:table-cell table:formula="of:=IF(ISBLANK([$Feuille1.DA1]);&quot;&quot;;[.DA3]/[.DA7])">
            <text:p/>
          </table:table-cell>
          <table:table-cell table:formula="of:=IF(ISBLANK([$Feuille1.DB1]);&quot;&quot;;[.DB3]/[.DB7])">
            <text:p/>
          </table:table-cell>
          <table:table-cell table:formula="of:=IF(ISBLANK([$Feuille1.DC1]);&quot;&quot;;[.DC3]/[.DC7])">
            <text:p/>
          </table:table-cell>
          <table:table-cell table:formula="of:=IF(ISBLANK([$Feuille1.DD1]);&quot;&quot;;[.DD3]/[.DD7])">
            <text:p/>
          </table:table-cell>
          <table:table-cell table:formula="of:=IF(ISBLANK([$Feuille1.DE1]);&quot;&quot;;[.DE3]/[.DE7])">
            <text:p/>
          </table:table-cell>
          <table:table-cell table:formula="of:=IF(ISBLANK([$Feuille1.DF1]);&quot;&quot;;[.DF3]/[.DF7])">
            <text:p/>
          </table:table-cell>
          <table:table-cell table:formula="of:=IF(ISBLANK([$Feuille1.DG1]);&quot;&quot;;[.DG3]/[.DG7])">
            <text:p/>
          </table:table-cell>
          <table:table-cell table:formula="of:=IF(ISBLANK([$Feuille1.DH1]);&quot;&quot;;[.DH3]/[.DH7])">
            <text:p/>
          </table:table-cell>
          <table:table-cell table:formula="of:=IF(ISBLANK([$Feuille1.DI1]);&quot;&quot;;[.DI3]/[.DI7])">
            <text:p/>
          </table:table-cell>
          <table:table-cell table:formula="of:=IF(ISBLANK([$Feuille1.DJ1]);&quot;&quot;;[.DJ3]/[.DJ7])">
            <text:p/>
          </table:table-cell>
          <table:table-cell table:formula="of:=IF(ISBLANK([$Feuille1.DK1]);&quot;&quot;;[.DK3]/[.DK7])">
            <text:p/>
          </table:table-cell>
          <table:table-cell table:formula="of:=IF(ISBLANK([$Feuille1.DL1]);&quot;&quot;;[.DL3]/[.DL7])">
            <text:p/>
          </table:table-cell>
          <table:table-cell table:formula="of:=IF(ISBLANK([$Feuille1.DM1]);&quot;&quot;;[.DM3]/[.DM7])">
            <text:p/>
          </table:table-cell>
          <table:table-cell table:formula="of:=IF(ISBLANK([$Feuille1.DN1]);&quot;&quot;;[.DN3]/[.DN7])">
            <text:p/>
          </table:table-cell>
          <table:table-cell table:formula="of:=IF(ISBLANK([$Feuille1.DO1]);&quot;&quot;;[.DO3]/[.DO7])">
            <text:p/>
          </table:table-cell>
          <table:table-cell table:formula="of:=IF(ISBLANK([$Feuille1.DP1]);&quot;&quot;;[.DP3]/[.DP7])">
            <text:p/>
          </table:table-cell>
          <table:table-cell table:formula="of:=IF(ISBLANK([$Feuille1.DQ1]);&quot;&quot;;[.DQ3]/[.DQ7])">
            <text:p/>
          </table:table-cell>
          <table:table-cell table:formula="of:=IF(ISBLANK([$Feuille1.DR1]);&quot;&quot;;[.DR3]/[.DR7])">
            <text:p/>
          </table:table-cell>
          <table:table-cell table:formula="of:=IF(ISBLANK([$Feuille1.DS1]);&quot;&quot;;[.DS3]/[.DS7])">
            <text:p/>
          </table:table-cell>
          <table:table-cell table:formula="of:=IF(ISBLANK([$Feuille1.DT1]);&quot;&quot;;[.DT3]/[.DT7])">
            <text:p/>
          </table:table-cell>
          <table:table-cell table:formula="of:=IF(ISBLANK([$Feuille1.DU1]);&quot;&quot;;[.DU3]/[.DU7])">
            <text:p/>
          </table:table-cell>
          <table:table-cell table:formula="of:=IF(ISBLANK([$Feuille1.DV1]);&quot;&quot;;[.DV3]/[.DV7])">
            <text:p/>
          </table:table-cell>
          <table:table-cell table:formula="of:=IF(ISBLANK([$Feuille1.DW1]);&quot;&quot;;[.DW3]/[.DW7])">
            <text:p/>
          </table:table-cell>
          <table:table-cell table:formula="of:=IF(ISBLANK([$Feuille1.DX1]);&quot;&quot;;[.DX3]/[.DX7])">
            <text:p/>
          </table:table-cell>
          <table:table-cell table:formula="of:=IF(ISBLANK([$Feuille1.DY1]);&quot;&quot;;[.DY3]/[.DY7])">
            <text:p/>
          </table:table-cell>
          <table:table-cell table:formula="of:=IF(ISBLANK([$Feuille1.DZ1]);&quot;&quot;;[.DZ3]/[.DZ7])">
            <text:p/>
          </table:table-cell>
          <table:table-cell table:formula="of:=IF(ISBLANK([$Feuille1.EA1]);&quot;&quot;;[.EA3]/[.EA7])">
            <text:p/>
          </table:table-cell>
          <table:table-cell table:number-columns-repeated="16253"/>
        </table:table-row>
        <table:table-row table:style-name="ro1">
          <table:table-cell table:style-name="ce5"/>
          <table:table-cell table:number-columns-repeated="40"/>
          <table:table-cell table:style-name="ce2" table:number-columns-repeated="90"/>
          <table:table-cell table:number-columns-repeated="16253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table:style-name="ce6" office:value-type="string" calcext:value-type="string">
            <text:p>BILAN</text:p>
          </table:table-cell>
          <table:table-cell table:style-name="ce9"/>
          <table:table-cell table:number-columns-repeated="16382"/>
        </table:table-row>
        <table:table-row table:style-name="ro1">
          <table:table-cell table:style-name="ce7" office:value-type="string" calcext:value-type="string">
            <text:p>Chiffre d’affaire attendu</text:p>
          </table:table-cell>
          <table:table-cell table:style-name="ce10" table:formula="of:=SUM([.B2:.EA2]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CA réel</text:p>
          </table:table-cell>
          <table:table-cell table:style-name="ce10" table:formula="of:=SUM([.B3:.EA3]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Nbre heures tot</text:p>
          </table:table-cell>
          <table:table-cell table:style-name="ce10" table:formula="of:=SUM([.B9:.EA9])" office:value-type="string" office:string-value="" calcext:value-type="error">
            <text:p>#DIV/0!</text:p>
          </table:table-cell>
          <table:table-cell table:number-columns-repeated="16382"/>
        </table:table-row>
        <table:table-row table:style-name="ro1">
          <table:table-cell table:style-name="ce8" office:value-type="string" calcext:value-type="string">
            <text:p>Reste à payer total</text:p>
          </table:table-cell>
          <table:table-cell table:style-name="ce11" table:formula="of:=SUM([.B6:.EA6])" office:value-type="float" office:value="0" calcext:value-type="float">
            <text:p>0</text:p>
          </table:table-cell>
          <table:table-cell table:number-columns-repeated="16382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11" svg:font-family="'Liberation Sans1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44">
      <number:day number:style="long"/>
      <number:text>/</number:text>
      <number:month number:style="long"/>
      <number:text>/</number:text>
      <number:year/>
    </number:dat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fo:font-size="11pt" style:font-size-asian="11pt" style:font-size-complex="11pt"/>
    </style:style>
    <style:style style:name="Heading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8" style:display-name="Bad 8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9" style:display-name="Error 9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ootnote_20_10" style:display-name="Footnote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eading_20_1_20_12" style:display-name="Heading 1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13" style:display-name="Heading 2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yperlink_20_14" style:display-name="Hyperlink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5" style:display-name="Neutral 15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Status_20_16" style:display-name="Status 1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Text_20_17" style:display-name="Text 1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Warning_20_18" style:display-name="Warning 1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PageStyle_5f_Feuille1" style:display-name="PageStyle_Feuille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Feuille2" style:display-name="PageStyle_Feuille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Quentin Didier</meta:initial-creator>
    <dc:creator>Quentin Didier</dc:creator>
    <meta:editing-cycles>64</meta:editing-cycles>
    <meta:creation-date>2020-12-01T20:00:50</meta:creation-date>
    <dc:date>2021-09-03T23:11:35</dc:date>
    <meta:editing-duration>PT7H14M</meta:editing-duration>
    <meta:generator>LibreOffice/7.4.1.1$Linux_X86_64 LibreOffice_project/40$Build-1</meta:generator>
    <meta:document-statistic meta:table-count="2" meta:cell-count="701" meta:object-count="0"/>
    <meta:user-defined meta:name="AppVersion">16.0300</meta:user-defined>
  </office:meta>
</office:document-meta>
</file>